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61.46pt"/>
    </style:style>
    <style:style style:name="co6" style:family="table-column">
      <style:table-column-properties fo:break-before="auto" style:column-width="242.9pt"/>
    </style:style>
    <style:style style:name="co7" style:family="table-column">
      <style:table-column-properties fo:break-before="auto" style:column-width="336.4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1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Equivalent to</text:p>
          </table:table-cell>
          <table:table-cell table:style-name="ce10" office:value-type="string" calcext:value-type="string">
            <text:p>Ignor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300</text:p>
          </table:table-cell>
          <table:table-cell office:value-type="string" calcext:value-type="string">
            <text:p>plant structures present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3" office:value-type="string" calcext:value-type="string">
            <text:p>A {plant structure presence} trait that is a {quality of} a {whole plant} that has at least one of some {plant structure}.</text:p>
          </table:table-cell>
          <table:table-cell table:style-name="ce3"/>
          <table:table-cell table:style-name="ce3" office:value-type="string" calcext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301</text:p>
          </table:table-cell>
          <table:table-cell office:value-type="string" calcext:value-type="string">
            <text:p>abscised plant structures present</text:p>
          </table:table-cell>
          <table:table-cell office:value-type="string" calcext:value-type="string">
            <text:p>'abscised plant structure presence'</text:p>
          </table:table-cell>
          <table:table-cell/>
          <table:table-cell table:style-name="ce3" office:value-type="string" calcext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3"/>
          <table:table-cell table:style-name="ce3" office:value-type="string" calcext:value-type="string">
            <text:p>'abscised plant structure presence' THAT 'quality of' SOME (</text:p>
            <text:p>    'whole plant' THAT 'abscised' SOME 'plant structur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2</text:p>
          </table:table-cell>
          <table:table-cell table:formula="of:=SUBSTITUTE([.D5]; &quot;presence&quot;; &quot;present&quot;)" office:value-type="string" office:string-value="'initial growth present'" calcext:value-type="string">
            <text:p>'initial growth present'</text:p>
          </table:table-cell>
          <table:table-cell office:value-type="string" calcext:value-type="string">
            <text:p>'initial growth presence'</text:p>
          </table:table-cell>
          <table:table-cell table:style-name="ce6" office:value-type="string" calcext:value-type="string">
            <text:p>'initial growth'</text:p>
          </table:table-cell>
          <table:table-cell table:style-name="ce9" table:formula="of:=CONCATENATE(&quot;An {&quot;; [.D5]; &quot;} trait that is a {quality of} a {whole plant} that has at least one {&quot;; [.E5]; &quot;} shoot system.&quot;)" office:value-type="string" office:string-value="An {'initial growth presence'} trait that is a {quality of} a {whole plant} that has at least one {'initial growth'} shoot system." calcext:value-type="string">
            <text:p>An {'initial growth presence'} trait that is a {quality of} a {whole plant} that has at least one {'initial growth'} shoot system.</text:p>
          </table:table-cell>
          <table:table-cell table:style-name="ce3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nitial growth presence' AND 'has quality measurement' SOME (&#10;    'measurement datum' AND (&#10;        ('lower count' SOME xsd:integer[&gt;0]) OR&#10;        ('lower percent' SOME xsd:float[&gt;0.0f])&#10;    )&#10;)" calcext:value-type="string">
            <text:p>'initial growth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5]; CHAR(10); &quot;) AND 'towards' SOME (&quot;; CHAR(10);  &quot;    'plant structure' AND 'has part' SOME &quot;; [.E5]; CHAR(10); &quot;)&quot;)" office:value-type="string" office:string-value="'plant structure presence' THAT 'quality of' SOME (&#10;    'whole plant' THAT 'has part' SOME 'initial growth'&#10;) AND 'towards' SOME (&#10;    'plant structure' AND 'has part' SOME 'initial growth'&#10;)" calcext:value-type="string">
            <text:p>'plant structure presence' THAT 'quality of' SOME (</text:p>
            <text:p>    'whole plant' THAT 'has part' SOME 'initial growth'</text:p>
            <text:p>) AND 'towards' SOME (</text:p>
            <text:p>    'plant structure' AND 'has part' SOME 'initial growth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3</text:p>
          </table:table-cell>
          <table:table-cell table:formula="of:=SUBSTITUTE(SUBSTITUTE([.D6]; &quot;presence&quot;; &quot;present&quot;); &quot;system&quot;; &quot;systems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6" office:value-type="string" calcext:value-type="string">
            <text:p>'new above-ground shoot-borne shoot system'</text:p>
          </table:table-cell>
          <table:table-cell table:style-name="ce9" table:formula="of:=CONCATENATE(&quot;A {&quot;; [.D6]; &quot;} trait that is a {quality of} a {whole plant} that has at least one {&quot;; [.E6]; &quot;}.&quot;)" office:value-type="string" office:string-value="A {'new above-ground shoot-borne shoot system presence'} trait that is a {quality of} a {whole plant} that has at least one {'new above-ground shoot-borne shoot system'}." calcext:value-type="string">
            <text:p>A {'new above-ground shoot-borne shoot system presence'} trait that is a {quality of} a {whole plant} that has at least one {'new above-ground shoot-borne shoot system'}.</text:p>
          </table:table-cell>
          <table:table-cell table:style-name="ce3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 calcext:value-type="string">
            <text:p>'new above-ground shoot-borne shoot system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6]; CHAR(10); &quot;) AND 'towards' SOME (&quot;; CHAR(10);  &quot;    'plant structure' AND 'has part' SOME &quot;; [.E6]; CHAR(10); &quot;)&quot;)" office:value-type="string" office:string-value="'plant structure presence' THAT 'quality of' SOME (&#10;    'whole plant' THAT 'has part' SOME 'new above-ground shoot-borne shoot system'&#10;) AND 'towards' SOME (&#10;    'plant structure' AND 'has part' SOME 'new above-ground shoot-borne shoot system'&#10;)" calcext:value-type="string">
            <text:p>'plant structure presence' THAT 'quality of' SOME (</text:p>
            <text:p>    'whole plant' THAT 'has part' SOME 'new above-ground shoot-borne shoot system'</text:p>
            <text:p>) AND 'towards' SOME (</text:p>
            <text:p>    'plant structure' AND 'has part' SOME 'new above-ground shoot-borne shoot system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4</text:p>
          </table:table-cell>
          <table:table-cell table:formula="of:=SUBSTITUTE(SUBSTITUTE([.D7]; &quot;presence&quot;; &quot;present&quot;); &quot;system&quot;; &quot;systems&quot;)" office:value-type="string" office:string-value="'new shoot systems emerging from ground present'" calcext:value-type="string">
            <text:p>'new shoot systems emerging from ground pre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6" office:value-type="string" calcext:value-type="string">
            <text:p>'new shoot system emerging from ground'</text:p>
          </table:table-cell>
          <table:table-cell table:style-name="ce9" table:formula="of:=CONCATENATE(&quot;A {&quot;; [.D7]; &quot;} trait that is a {quality of} a {whole plant} that has at least one {&quot;; [.E7]; &quot;}.&quot;)" office:value-type="string" office:string-value="A {'new shoot system emerging from ground presence'} trait that is a {quality of} a {whole plant} that has at least one {'new shoot system emerging from ground'}." calcext:value-type="string">
            <text:p>A {'new shoot system emerging from ground presence'} trait that is a {quality of} a {whole plant} that has at least one {'new shoot system emerging from ground'}.</text:p>
          </table:table-cell>
          <table:table-cell table:style-name="ce3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7]; CHAR(10); &quot;) AND 'towards' SOME (&quot;; CHAR(10);  &quot;    'plant structure' AND 'has part' SOME &quot;; [.E7]; CHAR(10); &quot;)&quot;)" office:value-type="string" office:string-value="'plant structure presence' THAT 'quality of' SOME (&#10;    'whole plant' THAT 'has part' SOME 'new shoot system emerging from ground'&#10;) AND 'towards' SOME (&#10;    'plant structure' AND 'has part' SOME 'new shoot system emerging from ground'&#10;)" calcext:value-type="string">
            <text:p>'plant structure presence' THAT 'quality of' SOME (</text:p>
            <text:p>    'whole plant' THAT 'has part' SOME 'new shoot system emerging from ground'</text:p>
            <text:p>) AND 'towards' SOME (</text:p>
            <text:p>    'plant structure' AND 'has part' SOME 'new shoot system emerging from groun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5</text:p>
          </table:table-cell>
          <table:table-cell table:formula="of:=SUBSTITUTE(SUBSTITUTE([.D8]; &quot;presence&quot;; &quot;present&quot;); &quot;system&quot;; &quot;systems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6" office:value-type="string" calcext:value-type="string">
            <text:p>'new shoot system emerging from ground in first growth cycle'</text:p>
          </table:table-cell>
          <table:table-cell table:style-name="ce9" table:formula="of:=CONCATENATE(&quot;A {&quot;; [.D8]; &quot;} trait that is a {quality of} a {whole plant} that has at least one {&quot;; [.E8]; &quot;}.&quot;)" office:value-type="string" office:string-value="A {'new shoot system emerging from ground in first growth cycle presence'} trait that is a {quality of} a {whole plant} that has at least one {'new shoot system emerging from ground in first growth cycle'}." calcext:value-type="string">
            <text:p>A {'new shoot system emerging from ground in first growth cycle presence'} trait that is a {quality of} a {whole plant} that has at least one {'new shoot system emerging from ground in first growth cycle'}.</text:p>
          </table:table-cell>
          <table:table-cell table:style-name="ce9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first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first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8]; CHAR(10); &quot;) AND 'towards' SOME (&quot;; CHAR(10);  &quot;    'plant structure' AND 'has part' SOME &quot;; [.E8]; CHAR(10); &quot;)&quot;)" office:value-type="string" office:string-value="'plant structure presence' THAT 'quality of' SOME (&#10;    'whole plant' THAT 'has part' SOME 'new shoot system emerging from ground in first growth cycle'&#10;) AND 'towards' SOME (&#10;    'plant structure' AND 'has part' SOME 'new shoot system emerging from ground in first growth cycle'&#10;)" calcext:value-type="string">
            <text:p>'plant structure presence' THAT 'quality of' SOME (</text:p>
            <text:p>    'whole plant' THAT 'has part' SOME 'new shoot system emerging from ground in first growth cycle'</text:p>
            <text:p>) AND 'towards' SOME (</text:p>
            <text:p>    'plant structure' AND 'has part' SOME 'new shoot system emerging from ground in first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6</text:p>
          </table:table-cell>
          <table:table-cell table:formula="of:=SUBSTITUTE([.D9]; &quot;presence&quot;; &quot;present&quot;)" office:value-type="string" office:string-value="'seedling present'" calcext:value-type="string">
            <text:p>'seedling present'</text:p>
          </table:table-cell>
          <table:table-cell office:value-type="string" calcext:value-type="string">
            <text:p>'seedling presence'</text:p>
          </table:table-cell>
          <table:table-cell table:style-name="ce6" office:value-type="string" calcext:value-type="string">
            <text:p>'seedling'</text:p>
          </table:table-cell>
          <table:table-cell table:style-name="ce9" table:formula="of:=CONCATENATE(&quot;A {&quot;; [.D9]; &quot;} trait that is a {quality of} a {whole plant} that is a {&quot;; [.E9]; &quot;}.&quot;)" office:value-type="string" office:string-value="A {'seedling presence'} trait that is a {quality of} a {whole plant} that is a {'seedling'}." calcext:value-type="string">
            <text:p>A {'seedling presence'} trait that is a {quality of} a {whole plant} that is a {'seedling'}.</text:p>
          </table:table-cell>
          <table:table-cell table:style-name="ce9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ling presence' AND 'has quality measurement' SOME (&#10;    'measurement datum' AND (&#10;        ('lower count' SOME xsd:integer[&gt;0]) OR&#10;        ('lower percent' SOME xsd:float[&gt;0.0f])&#10;    )&#10;)" calcext:value-type="string">
            <text:p>'seedling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9]; CHAR(10); &quot;) AND 'towards' SOME (&quot;; CHAR(10);  &quot;    'plant structure' AND 'has part' SOME &quot;; [.E9]; CHAR(10); &quot;)&quot;)" office:value-type="string" office:string-value="'plant structure presence' THAT 'quality of' SOME (&#10;    'whole plant' THAT 'has part' SOME 'seedling'&#10;) AND 'towards' SOME (&#10;    'plant structure' AND 'has part' SOME 'seedling'&#10;)" calcext:value-type="string">
            <text:p>'plant structure presence' THAT 'quality of' SOME (</text:p>
            <text:p>    'whole plant' THAT 'has part' SOME 'seedling'</text:p>
            <text:p>) AND 'towards' SOME (</text:p>
            <text:p>    'plant structure' AND 'has part' SOME 'seedling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07</text:p>
          </table:table-cell>
          <table:table-cell table:formula="of:=SUBSTITUTE(SUBSTITUTE([.D10]; &quot;presence&quot;; &quot;present&quot;); &quot;system&quot;; &quot;systems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6" office:value-type="string" calcext:value-type="string">
            <text:p>'new shoot system emerging from ground in later growth cycle'</text:p>
          </table:table-cell>
          <table:table-cell table:style-name="ce9" table:formula="of:=CONCATENATE(&quot;A {&quot;; [.D10]; &quot;} trait that is a {quality of} a {whole plant} that has at least one {&quot;; [.E10]; &quot;}.&quot;)" office:value-type="string" office:string-value="A {'new shoot system emerging from ground in later growth cycle presence'} trait that is a {quality of} a {whole plant} that has at least one {'new shoot system emerging from ground in later growth cycle'}." calcext:value-type="string">
            <text:p>A {'new shoot system emerging from ground in later growth cycle presence'} trait that is a {quality of} a {whole plant} that has at least one {'new shoot system emerging from ground in later growth cycle'}.</text:p>
          </table:table-cell>
          <table:table-cell table:style-name="ce9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shoot system emerging from ground in later growth cycle presence' AND 'has quality measurement' SOME (&#10;    'measurement datum' AND (&#10;        ('lower count' SOME xsd:integer[&gt;0]) OR&#10;        ('lower percent' SOME xsd:float[&gt;0.0f])&#10;    )&#10;)" calcext:value-type="string">
            <text:p>'new shoot system emerging from ground in later growth cycl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0]; CHAR(10); &quot;) AND 'towards' SOME (&quot;; CHAR(10);  &quot;    'plant structure' AND 'has part' SOME &quot;; [.E10]; CHAR(10); &quot;)&quot;)" office:value-type="string" office:string-value="'plant structure presence' THAT 'quality of' SOME (&#10;    'whole plant' THAT 'has part' SOME 'new shoot system emerging from ground in later growth cycle'&#10;) AND 'towards' SOME (&#10;    'plant structure' AND 'has part' SOME 'new shoot system emerging from ground in later growth cycle'&#10;)" calcext:value-type="string">
            <text:p>'plant structure presence' THAT 'quality of' SOME (</text:p>
            <text:p>    'whole plant' THAT 'has part' SOME 'new shoot system emerging from ground in later growth cycle'</text:p>
            <text:p>) AND 'towards' SOME (</text:p>
            <text:p>    'plant structure' AND 'has part' SOME 'new shoot system emerging from ground in later growth cycl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8</text:p>
          </table:table-cell>
          <table:table-cell table:formula="of:=SUBSTITUTE(SUBSTITUTE([.D11]; &quot;presence&quot;; &quot;present&quot;); &quot;bud&quot;; &quot;buds&quot;)" office:value-type="string" office:string-value="'swelling leaf buds present'" calcext:value-type="string">
            <text:p>'swelling leaf buds present'</text:p>
          </table:table-cell>
          <table:table-cell office:value-type="string" calcext:value-type="string">
            <text:p>'swelling leaf bud presence'</text:p>
          </table:table-cell>
          <table:table-cell table:style-name="ce6" office:value-type="string" calcext:value-type="string">
            <text:p>'swelling leaf bud'</text:p>
          </table:table-cell>
          <table:table-cell table:style-name="ce9" table:formula="of:=CONCATENATE(&quot;A {&quot;; [.D11]; &quot;} trait that is a {quality of} a {whole plant} that has at least one {&quot;; [.E11]; &quot;}.&quot;)" office:value-type="string" office:string-value="A {'swelling leaf bud presence'} trait that is a {quality of} a {whole plant} that has at least one {'swelling leaf bud'}." calcext:value-type="string">
            <text:p>A {'swelling leaf bud presence'} trait that is a {quality of} a {whole plant} that has at least one {'swelling leaf bud'}.</text:p>
          </table:table-cell>
          <table:table-cell table:style-name="ce9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welling leaf bud presence' AND 'has quality measurement' SOME (&#10;    'measurement datum' AND (&#10;        ('lower count' SOME xsd:integer[&gt;0]) OR&#10;        ('lower percent' SOME xsd:float[&gt;0.0f])&#10;    )&#10;)" calcext:value-type="string">
            <text:p>'swell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1]; CHAR(10); &quot;) AND 'towards' SOME (&quot;; CHAR(10);  &quot;    'plant structure' AND 'has part' SOME &quot;; [.E11]; CHAR(10); &quot;)&quot;)" office:value-type="string" office:string-value="'plant structure presence' THAT 'quality of' SOME (&#10;    'whole plant' THAT 'has part' SOME 'swelling leaf bud'&#10;) AND 'towards' SOME (&#10;    'plant structure' AND 'has part' SOME 'swelling leaf bud'&#10;)" calcext:value-type="string">
            <text:p>'plant structure presence' THAT 'quality of' SOME (</text:p>
            <text:p>    'whole plant' THAT 'has part' SOME 'swelling leaf bud'</text:p>
            <text:p>) AND 'towards' SOME (</text:p>
            <text:p>    'plant structure' AND 'has part' SOME 'swelling leaf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09</text:p>
          </table:table-cell>
          <table:table-cell table:formula="of:=SUBSTITUTE(SUBSTITUTE([.D12]; &quot;presence&quot;; &quot;present&quot;); &quot;bud&quot;; &quot;buds&quot;)" office:value-type="string" office:string-value="'breaking leaf buds present'" calcext:value-type="string">
            <text:p>'breaking leaf buds present'</text:p>
          </table:table-cell>
          <table:table-cell office:value-type="string" calcext:value-type="string">
            <text:p>'breaking leaf bud presence'</text:p>
          </table:table-cell>
          <table:table-cell table:style-name="ce6" office:value-type="string" calcext:value-type="string">
            <text:p>'breaking leaf bud'</text:p>
          </table:table-cell>
          <table:table-cell table:style-name="ce9" table:formula="of:=CONCATENATE(&quot;A {&quot;; [.D12]; &quot;} trait that is a {quality of} a {whole plant} that has at least one {&quot;; [.E12]; &quot;}.&quot;)" office:value-type="string" office:string-value="A {'breaking leaf bud presence'} trait that is a {quality of} a {whole plant} that has at least one {'breaking leaf bud'}." calcext:value-type="string">
            <text:p>A {'breaking leaf bud presence'} trait that is a {quality of} a {whole plant} that has at least one {'breaking leaf bud'}.</text:p>
          </table:table-cell>
          <table:table-cell table:style-name="ce9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leaf bud presence' AND 'has quality measurement' SOME (&#10;    'measurement datum' AND (&#10;        ('lower count' SOME xsd:integer[&gt;0]) OR&#10;        ('lower percent' SOME xsd:float[&gt;0.0f])&#10;    )&#10;)" calcext:value-type="string">
            <text:p>'breaking leaf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2]; CHAR(10); &quot;) AND 'towards' SOME (&quot;; CHAR(10);  &quot;    'plant structure' AND 'has part' SOME &quot;; [.E12]; CHAR(10); &quot;)&quot;)" office:value-type="string" office:string-value="'plant structure presence' THAT 'quality of' SOME (&#10;    'whole plant' THAT 'has part' SOME 'breaking leaf bud'&#10;) AND 'towards' SOME (&#10;    'plant structure' AND 'has part' SOME 'breaking leaf bud'&#10;)" calcext:value-type="string">
            <text:p>'plant structure presence' THAT 'quality of' SOME (</text:p>
            <text:p>    'whole plant' THAT 'has part' SOME 'breaking leaf bud'</text:p>
            <text:p>) AND 'towards' SOME (</text:p>
            <text:p>    'plant structure' AND 'has part' SOME 'breaking leaf bud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6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0</text:p>
          </table:table-cell>
          <table:table-cell table:formula="of:=SUBSTITUTE([.D14]; &quot;leaf presence&quot;; &quot;leaves present&quot;)" office:value-type="string" office:string-value="'vascular leaves present'" calcext:value-type="string">
            <text:p>'vascular leaves pre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3" table:formula="of:=CONCATENATE(&quot;A {&quot;; [.D14]; &quot;} trait that is a {quality of} a {whole plant} that has at least one {&quot;; [.E14]; &quot;}.&quot;)" office:value-type="string" office:string-value="A {'vascular leaf presence'} trait that is a {quality of} a {whole plant} that has at least one {'vascular leaf'}." calcext:value-type="string">
            <text:p>A {'vascular leaf presence'} trait that is a {quality of} a {whole plant} that has at least one {'vascular leaf'}.</text:p>
          </table:table-cell>
          <table:table-cell table:style-name="ce9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vascular leaf presence' AND 'has quality measurement' SOME (&#10;    'measurement datum' AND (&#10;        ('lower count' SOME xsd:integer[&gt;0]) OR&#10;        ('lower percent' SOME xsd:float[&gt;0.0f])&#10;    )&#10;)" calcext:value-type="string">
            <text:p>'vascular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4]; CHAR(10); &quot;) AND 'towards' SOME (&quot;; CHAR(10);  &quot;    'plant structure' AND 'has part' SOME &quot;; [.E14]; CHAR(10); &quot;)&quot;)" office:value-type="string" office:string-value="'plant structure presence' THAT 'quality of' SOME (&#10;    'whole plant' THAT 'has part' SOME 'vascular leaf'&#10;) AND 'towards' SOME (&#10;    'plant structure' AND 'has part' SOME 'vascular leaf'&#10;)" calcext:value-type="string">
            <text:p>'plant structure presence' THAT 'quality of' SOME (</text:p>
            <text:p>    'whole plant' THAT 'has part' SOME 'vascular leaf'</text:p>
            <text:p>) AND 'towards' SOME (</text:p>
            <text:p>    'plant structure' AND 'has part' SOME 'vascular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1</text:p>
          </table:table-cell>
          <table:table-cell table:formula="of:=SUBSTITUTE([.D15]; &quot;leaf presence&quot;; &quot;leaves present&quot;)" office:value-type="string" office:string-value="'true leaves present'" calcext:value-type="string">
            <text:p>'true leaves present'</text:p>
          </table:table-cell>
          <table:table-cell office:value-type="string" calcext:value-type="string">
            <text:p>'true leaf presence'</text:p>
          </table:table-cell>
          <table:table-cell table:style-name="ce6" office:value-type="string" calcext:value-type="string">
            <text:p>'true leaf'</text:p>
          </table:table-cell>
          <table:table-cell table:style-name="ce3" table:formula="of:=CONCATENATE(&quot;A {&quot;; [.D15]; &quot;} trait that is a {quality of} a {whole plant} that has at least one {&quot;; [.E15]; &quot;}.&quot;)" office:value-type="string" office:string-value="A {'true leaf presence'} trait that is a {quality of} a {whole plant} that has at least one {'true leaf'}." calcext:value-type="string">
            <text:p>A {'true leaf presence'} trait that is a {quality of} a {whole plant} that has at least one {'true leaf'}.</text:p>
          </table:table-cell>
          <table:table-cell table:style-name="ce9" table:formula="of:=CONCATENATE([.D1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true leaf presence' AND 'has quality measurement' SOME (&#10;    'measurement datum' AND (&#10;        ('lower count' SOME xsd:integer[&gt;0]) OR&#10;        ('lower percent' SOME xsd:float[&gt;0.0f])&#10;    )&#10;)" calcext:value-type="string">
            <text:p>'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5]; CHAR(10); &quot;) AND 'towards' SOME (&quot;; CHAR(10);  &quot;    'plant structure' AND 'has part' SOME &quot;; [.E15]; CHAR(10); &quot;)&quot;)" office:value-type="string" office:string-value="'plant structure presence' THAT 'quality of' SOME (&#10;    'whole plant' THAT 'has part' SOME 'true leaf'&#10;) AND 'towards' SOME (&#10;    'plant structure' AND 'has part' SOME 'true leaf'&#10;)" calcext:value-type="string">
            <text:p>'plant structure presence' THAT 'quality of' SOME (</text:p>
            <text:p>    'whole plant' THAT 'has part' SOME 'true leaf'</text:p>
            <text:p>) AND 'towards' SOME (</text:p>
            <text:p>    'plant structure' AND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2</text:p>
          </table:table-cell>
          <table:table-cell table:formula="of:=SUBSTITUTE([.D16]; &quot;leaf presence&quot;; &quot;leaves present&quot;)" office:value-type="string" office:string-value="'unfolding true leaves present'" calcext:value-type="string">
            <text:p>'unfolding true leaves present'</text:p>
          </table:table-cell>
          <table:table-cell office:value-type="string" calcext:value-type="string">
            <text:p>'unfolding true leaf presence'</text:p>
          </table:table-cell>
          <table:table-cell table:style-name="ce6" office:value-type="string" calcext:value-type="string">
            <text:p>'unfolding true leaf'</text:p>
          </table:table-cell>
          <table:table-cell table:style-name="ce3" table:formula="of:=CONCATENATE(&quot;A {&quot;; [.D16]; &quot;} trait that is a {quality of} a {whole plant} that has at least one {&quot;; [.E16]; &quot;}.&quot;)" office:value-type="string" office:string-value="A {'unfolding true leaf presence'} trait that is a {quality of} a {whole plant} that has at least one {'unfolding true leaf'}." calcext:value-type="string">
            <text:p>A {'unfolding true leaf presence'} trait that is a {quality of} a {whole plant} that has at least one {'unfolding true leaf'}.</text:p>
          </table:table-cell>
          <table:table-cell table:style-name="ce9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ing true leaf presence' AND 'has quality measurement' SOME (&#10;    'measurement datum' AND (&#10;        ('lower count' SOME xsd:integer[&gt;0]) OR&#10;        ('lower percent' SOME xsd:float[&gt;0.0f])&#10;    )&#10;)" calcext:value-type="string">
            <text:p>'unfol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6]; CHAR(10); &quot;) AND 'towards' SOME (&quot;; CHAR(10);  &quot;    'plant structure' AND 'has part' SOME &quot;; [.E16]; CHAR(10); &quot;)&quot;)" office:value-type="string" office:string-value="'plant structure presence' THAT 'quality of' SOME (&#10;    'whole plant' THAT 'has part' SOME 'unfolding true leaf'&#10;) AND 'towards' SOME (&#10;    'plant structure' AND 'has part' SOME 'unfolding true leaf'&#10;)" calcext:value-type="string">
            <text:p>'plant structure presence' THAT 'quality of' SOME (</text:p>
            <text:p>    'whole plant' THAT 'has part' SOME 'unfolding true leaf'</text:p>
            <text:p>) AND 'towards' SOME (</text:p>
            <text:p>    'plant structure' AND 'has part' SOME 'unfolding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3</text:p>
          </table:table-cell>
          <table:table-cell table:formula="of:=SUBSTITUTE([.D17]; &quot;leaf presence&quot;; &quot;leaves present&quot;)" office:value-type="string" office:string-value="'unfolded true leaves present'" calcext:value-type="string">
            <text:p>'unfolded true leaves present'</text:p>
          </table:table-cell>
          <table:table-cell office:value-type="string" calcext:value-type="string">
            <text:p>'unfolded true leaf presence'</text:p>
          </table:table-cell>
          <table:table-cell table:style-name="ce6" office:value-type="string" calcext:value-type="string">
            <text:p>'unfolded true leaf'</text:p>
          </table:table-cell>
          <table:table-cell table:style-name="ce3" table:formula="of:=CONCATENATE(&quot;A {&quot;; [.D17]; &quot;} trait that is a {quality of} a {whole plant} that has at least one {&quot;; [.E17]; &quot;}.&quot;)" office:value-type="string" office:string-value="A {'unfolded true leaf presence'} trait that is a {quality of} a {whole plant} that has at least one {'unfolded true leaf'}." calcext:value-type="string">
            <text:p>A {'unfolded true leaf presence'} trait that is a {quality of} a {whole plant} that has at least one {'unfolded true leaf'}.</text:p>
          </table:table-cell>
          <table:table-cell table:style-name="ce9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folded true leaf presence' AND 'has quality measurement' SOME (&#10;    'measurement datum' AND (&#10;        ('lower count' SOME xsd:integer[&gt;0]) OR&#10;        ('lower percent' SOME xsd:float[&gt;0.0f])&#10;    )&#10;)" calcext:value-type="string">
            <text:p>'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7]; CHAR(10); &quot;) AND 'towards' SOME (&quot;; CHAR(10);  &quot;    'plant structure' AND 'has part' SOME &quot;; [.E17]; CHAR(10); &quot;)&quot;)" office:value-type="string" office:string-value="'plant structure presence' THAT 'quality of' SOME (&#10;    'whole plant' THAT 'has part' SOME 'unfolded true leaf'&#10;) AND 'towards' SOME (&#10;    'plant structure' AND 'has part' SOME 'unfolded true leaf'&#10;)" calcext:value-type="string">
            <text:p>'plant structure presence' THAT 'quality of' SOME (</text:p>
            <text:p>    'whole plant' THAT 'has part' SOME 'unfolded true leaf'</text:p>
            <text:p>) AND 'towards' SOME (</text:p>
            <text:p>    'plant structure' AND 'has part' SOME '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4</text:p>
          </table:table-cell>
          <table:table-cell table:formula="of:=SUBSTITUTE([.D18]; &quot;leaf presence&quot;; &quot;leaves present&quot;)" office:value-type="string" office:string-value="'non-senescing unfolded true leaves present'" calcext:value-type="string">
            <text:p>'non-senescing unfolded true leaves pre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6" office:value-type="string" calcext:value-type="string">
            <text:p>'non-senescing unfolded true leaf'</text:p>
          </table:table-cell>
          <table:table-cell table:style-name="ce3" table:formula="of:=CONCATENATE(&quot;A {&quot;; [.D18]; &quot;} trait that is a {quality of} a {whole plant} that has at least one {&quot;; [.E18]; &quot;}.&quot;)" office:value-type="string" office:string-value="A {'non-senescing unfolded true leaf presence'} trait that is a {quality of} a {whole plant} that has at least one {'non-senescing unfolded true leaf'}." calcext:value-type="string">
            <text:p>A {'non-senescing unfolded true leaf presence'} trait that is a {quality of} a {whole plant} that has at least one {'non-senescing unfolded true leaf'}.</text:p>
          </table:table-cell>
          <table:table-cell table:style-name="ce9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non-senesc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8]; CHAR(10); &quot;) AND 'towards' SOME (&quot;; CHAR(10);  &quot;    'plant structure' AND 'has part' SOME &quot;; [.E18]; CHAR(10); &quot;)&quot;)" office:value-type="string" office:string-value="'plant structure presence' THAT 'quality of' SOME (&#10;    'whole plant' THAT 'has part' SOME 'non-senescing unfolded true leaf'&#10;) AND 'towards' SOME (&#10;    'plant structure' AND 'has part' SOME 'non-senescing unfolded true leaf'&#10;)" calcext:value-type="string">
            <text:p>'plant structure presence' THAT 'quality of' SOME (</text:p>
            <text:p>    'whole plant' THAT 'has part' SOME 'non-senescing unfolded true leaf'</text:p>
            <text:p>) AND 'towards' SOME (</text:p>
            <text:p>    'plant structure' AND 'has part' SOME 'non-senescing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5</text:p>
          </table:table-cell>
          <table:table-cell table:formula="of:=SUBSTITUTE([.D19]; &quot;leaf presence&quot;; &quot;leaves present&quot;)" office:value-type="string" office:string-value="'senescing true leaves present'" calcext:value-type="string">
            <text:p>'senescing true leaves present'</text:p>
          </table:table-cell>
          <table:table-cell office:value-type="string" calcext:value-type="string">
            <text:p>'senescing true leaf presence'</text:p>
          </table:table-cell>
          <table:table-cell table:style-name="ce6" office:value-type="string" calcext:value-type="string">
            <text:p>'senescing true leaf'</text:p>
          </table:table-cell>
          <table:table-cell table:style-name="ce3" table:formula="of:=CONCATENATE(&quot;A {&quot;; [.D19]; &quot;} trait that is a {quality of} a {whole plant} that has at least one {&quot;; [.E19]; &quot;}.&quot;)" office:value-type="string" office:string-value="A {'senescing true leaf presence'} trait that is a {quality of} a {whole plant} that has at least one {'senescing true leaf'}." calcext:value-type="string">
            <text:p>A {'senescing true leaf presence'} trait that is a {quality of} a {whole plant} that has at least one {'senescing true leaf'}.</text:p>
          </table:table-cell>
          <table:table-cell table:style-name="ce9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ing true leaf presence' AND 'has quality measurement' SOME (&#10;    'measurement datum' AND (&#10;        ('lower count' SOME xsd:integer[&gt;0]) OR&#10;        ('lower percent' SOME xsd:float[&gt;0.0f])&#10;    )&#10;)" calcext:value-type="string">
            <text:p>'senesc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19]; CHAR(10); &quot;) AND 'towards' SOME (&quot;; CHAR(10);  &quot;    'plant structure' AND 'has part' SOME &quot;; [.E19]; CHAR(10); &quot;)&quot;)" office:value-type="string" office:string-value="'plant structure presence' THAT 'quality of' SOME (&#10;    'whole plant' THAT 'has part' SOME 'senescing true leaf'&#10;) AND 'towards' SOME (&#10;    'plant structure' AND 'has part' SOME 'senescing true leaf'&#10;)" calcext:value-type="string">
            <text:p>'plant structure presence' THAT 'quality of' SOME (</text:p>
            <text:p>    'whole plant' THAT 'has part' SOME 'senescing true leaf'</text:p>
            <text:p>) AND 'towards' SOME (</text:p>
            <text:p>    'plant structure' AND 'has part' SOME 'senescing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6</text:p>
          </table:table-cell>
          <table:table-cell table:formula="of:=SUBSTITUTE([.D20]; &quot;leaf presence&quot;; &quot;leaves present&quot;)" office:value-type="string" office:string-value="'immature unfolded true leaves present'" calcext:value-type="string">
            <text:p>'immature unfolded true leaves present'</text:p>
          </table:table-cell>
          <table:table-cell office:value-type="string" calcext:value-type="string">
            <text:p>'immature unfolded true leaf presence'</text:p>
          </table:table-cell>
          <table:table-cell table:style-name="ce6" office:value-type="string" calcext:value-type="string">
            <text:p>'immature unfolded true leaf'</text:p>
          </table:table-cell>
          <table:table-cell table:style-name="ce3" table:formula="of:=CONCATENATE(&quot;A {&quot;; [.D20]; &quot;} trait that is a {quality of} a {whole plant} that has at least one {&quot;; [.E20]; &quot;}.&quot;)" office:value-type="string" office:string-value="A {'immature unfolded true leaf presence'} trait that is a {quality of} a {whole plant} that has at least one {'immature unfolded true leaf'}." calcext:value-type="string">
            <text:p>A {'immature unfolded true leaf presence'} trait that is a {quality of} a {whole plant} that has at least one {'immature unfolded true leaf'}.</text:p>
          </table:table-cell>
          <table:table-cell table:style-name="ce9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immature unfolded true leaf presence' AND 'has quality measurement' SOME (&#10;    'measurement datum' AND (&#10;        ('lower count' SOME xsd:integer[&gt;0]) OR&#10;        ('lower percent' SOME xsd:float[&gt;0.0f])&#10;    )&#10;)" calcext:value-type="string">
            <text:p>'immature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0]; CHAR(10); &quot;) AND 'towards' SOME (&quot;; CHAR(10);  &quot;    'plant structure' AND 'has part' SOME &quot;; [.E20]; CHAR(10); &quot;)&quot;)" office:value-type="string" office:string-value="'plant structure presence' THAT 'quality of' SOME (&#10;    'whole plant' THAT 'has part' SOME 'immature unfolded true leaf'&#10;) AND 'towards' SOME (&#10;    'plant structure' AND 'has part' SOME 'immature unfolded true leaf'&#10;)" calcext:value-type="string">
            <text:p>'plant structure presence' THAT 'quality of' SOME (</text:p>
            <text:p>    'whole plant' THAT 'has part' SOME 'immature unfolded true leaf'</text:p>
            <text:p>) AND 'towards' SOME (</text:p>
            <text:p>    'plant structure' AND 'has part' SOME 'immature unfolded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17</text:p>
          </table:table-cell>
          <table:table-cell table:formula="of:=SUBSTITUTE([.D21]; &quot;leaf presence&quot;; &quot;leaves present&quot;)" office:value-type="string" office:string-value="'mature true leaves present'" calcext:value-type="string">
            <text:p>'mature true leaves present'</text:p>
          </table:table-cell>
          <table:table-cell office:value-type="string" calcext:value-type="string">
            <text:p>'mature true leaf presence'</text:p>
          </table:table-cell>
          <table:table-cell table:style-name="ce6" office:value-type="string" calcext:value-type="string">
            <text:p>'mature true leaf'</text:p>
          </table:table-cell>
          <table:table-cell table:style-name="ce3" table:formula="of:=CONCATENATE(&quot;A {&quot;; [.D21]; &quot;} trait that is a {quality of} a {whole plant} that has at least one {&quot;; [.E21]; &quot;}.&quot;)" office:value-type="string" office:string-value="A {'mature true leaf presence'} trait that is a {quality of} a {whole plant} that has at least one {'mature true leaf'}." calcext:value-type="string">
            <text:p>A {'mature true leaf presence'} trait that is a {quality of} a {whole plant} that has at least one {'mature true leaf'}.</text:p>
          </table:table-cell>
          <table:table-cell table:style-name="ce9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true leaf presence' AND 'has quality measurement' SOME (&#10;    'measurement datum' AND (&#10;        ('lower count' SOME xsd:integer[&gt;0]) OR&#10;        ('lower percent' SOME xsd:float[&gt;0.0f])&#10;    )&#10;)" calcext:value-type="string">
            <text:p>'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1]; CHAR(10); &quot;) AND 'towards' SOME (&quot;; CHAR(10);  &quot;    'plant structure' AND 'has part' SOME &quot;; [.E21]; CHAR(10); &quot;)&quot;)" office:value-type="string" office:string-value="'plant structure presence' THAT 'quality of' SOME (&#10;    'whole plant' THAT 'has part' SOME 'mature true leaf'&#10;) AND 'towards' SOME (&#10;    'plant structure' AND 'has part' SOME 'mature true leaf'&#10;)" calcext:value-type="string">
            <text:p>'plant structure presence' THAT 'quality of' SOME (</text:p>
            <text:p>    'whole plant' THAT 'has part' SOME 'mature true leaf'</text:p>
            <text:p>) AND 'towards' SOME (</text:p>
            <text:p>    'plant structure' AND 'has part' SOME 'mature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8</text:p>
          </table:table-cell>
          <table:table-cell table:formula="of:=SUBSTITUTE([.D22]; &quot;leaf presence&quot;; &quot;leaves present&quot;)" office:value-type="string" office:string-value="'expanding unfolded true leaves present'" calcext:value-type="string">
            <text:p>'expanding unfolded true leaves present'</text:p>
          </table:table-cell>
          <table:table-cell office:value-type="string" calcext:value-type="string">
            <text:p>'expanding unfolded true leaf presence'</text:p>
          </table:table-cell>
          <table:table-cell table:style-name="ce6" office:value-type="string" calcext:value-type="string">
            <text:p>'expanding unfolded true leaf'</text:p>
          </table:table-cell>
          <table:table-cell table:style-name="ce3" table:formula="of:=CONCATENATE(&quot;A {&quot;; [.D22]; &quot;} trait that is a {quality of} a {whole plant} that has at least one {&quot;; [.E22]; &quot;}.&quot;)" office:value-type="string" office:string-value="A {'expanding unfolded true leaf presence'} trait that is a {quality of} a {whole plant} that has at least one {'expanding unfolded true leaf'}." calcext:value-type="string">
            <text:p>A {'expanding unfolded true leaf presence'} trait that is a {quality of} a {whole plant} that has at least one {'expanding unfolded true leaf'}.</text:p>
          </table:table-cell>
          <table:table-cell table:style-name="ce9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unfolded true leaf presence' AND 'has quality measurement' SOME (&#10;    'measurement datum' AND (&#10;        ('lower count' SOME xsd:integer[&gt;0]) OR&#10;        ('lower percent' SOME xsd:float[&gt;0.0f])&#10;    )&#10;)" calcext:value-type="string">
            <text:p>'expanding unfolded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2]; CHAR(10); &quot;) AND 'towards' SOME (&quot;; CHAR(10);  &quot;    'plant structure' AND 'has part' SOME &quot;; [.E22]; CHAR(10); &quot;)&quot;)" office:value-type="string" office:string-value="'plant structure presence' THAT 'quality of' SOME (&#10;    'whole plant' THAT 'has part' SOME 'expanding unfolded true leaf'&#10;) AND 'towards' SOME (&#10;    'plant structure' AND 'has part' SOME 'expanding unfolded true leaf'&#10;)" calcext:value-type="string">
            <text:p>'plant structure presence' THAT 'quality of' SOME (</text:p>
            <text:p>    'whole plant' THAT 'has part' SOME 'expanding unfolded true leaf'</text:p>
            <text:p>) AND 'towards' SOME (</text:p>
            <text:p>    'plant structure' AND 'has part' SOME 'expanding unfolded true leaf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19</text:p>
          </table:table-cell>
          <table:table-cell table:formula="of:=SUBSTITUTE([.D23]; &quot;leaf presence&quot;; &quot;leaves present&quot;)" office:value-type="string" office:string-value="'expanded immature true leaves present'" calcext:value-type="string">
            <text:p>'expanded immature true leaves present'</text:p>
          </table:table-cell>
          <table:table-cell office:value-type="string" calcext:value-type="string">
            <text:p>'expanded immature true leaf presence'</text:p>
          </table:table-cell>
          <table:table-cell table:style-name="ce6" office:value-type="string" calcext:value-type="string">
            <text:p>'expanded immature true leaf'</text:p>
          </table:table-cell>
          <table:table-cell table:style-name="ce3" table:formula="of:=CONCATENATE(&quot;A {&quot;; [.D23]; &quot;} trait that is a {quality of} a {whole plant} that has at least one {&quot;; [.E23]; &quot;}.&quot;)" office:value-type="string" office:string-value="A {'expanded immature true leaf presence'} trait that is a {quality of} a {whole plant} that has at least one {'expanded immature true leaf'}." calcext:value-type="string">
            <text:p>A {'expanded immature true leaf presence'} trait that is a {quality of} a {whole plant} that has at least one {'expanded immature true leaf'}.</text:p>
          </table:table-cell>
          <table:table-cell table:style-name="ce9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ed immature true leaf presence' AND 'has quality measurement' SOME (&#10;    'measurement datum' AND (&#10;        ('lower count' SOME xsd:integer[&gt;0]) OR&#10;        ('lower percent' SOME xsd:float[&gt;0.0f])&#10;    )&#10;)" calcext:value-type="string">
            <text:p>'expanded immature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3]; CHAR(10); &quot;) AND 'towards' SOME (&quot;; CHAR(10);  &quot;    'plant structure' AND 'has part' SOME &quot;; [.E23]; CHAR(10); &quot;)&quot;)" office:value-type="string" office:string-value="'plant structure presence' THAT 'quality of' SOME (&#10;    'whole plant' THAT 'has part' SOME 'expanded immature true leaf'&#10;) AND 'towards' SOME (&#10;    'plant structure' AND 'has part' SOME 'expanded immature true leaf'&#10;)" calcext:value-type="string">
            <text:p>'plant structure presence' THAT 'quality of' SOME (</text:p>
            <text:p>    'whole plant' THAT 'has part' SOME 'expanded immature true leaf'</text:p>
            <text:p>) AND 'towards' SOME (</text:p>
            <text:p>    'plant structure' AND 'has part' SOME 'expanded immature true leaf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0</text:p>
          </table:table-cell>
          <table:table-cell table:formula="of:=SUBSTITUTE([.D24]; &quot;leaf presence&quot;; &quot;leaves present&quot;)" office:value-type="string" office:string-value="'expanding true leaves present'" calcext:value-type="string">
            <text:p>'expanding true leaves present'</text:p>
          </table:table-cell>
          <table:table-cell office:value-type="string" calcext:value-type="string">
            <text:p>'expanding true leaf presence'</text:p>
          </table:table-cell>
          <table:table-cell table:style-name="ce6" office:value-type="string" calcext:value-type="string">
            <text:p>'expanding true leaf'</text:p>
          </table:table-cell>
          <table:table-cell table:style-name="ce3" table:formula="of:=CONCATENATE(&quot;A {&quot;; [.D24]; &quot;} trait that is a {quality of} a {whole plant} that has at least one {&quot;; [.E24]; &quot;}.&quot;)" office:value-type="string" office:string-value="A {'expanding true leaf presence'} trait that is a {quality of} a {whole plant} that has at least one {'expanding true leaf'}." calcext:value-type="string">
            <text:p>A {'expanding true leaf presence'} trait that is a {quality of} a {whole plant} that has at least one {'expanding true leaf'}.</text:p>
          </table:table-cell>
          <table:table-cell table:style-name="ce9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true leaf presence' AND 'has quality measurement' SOME (&#10;    'measurement datum' AND (&#10;        ('lower count' SOME xsd:integer[&gt;0]) OR&#10;        ('lower percent' SOME xsd:float[&gt;0.0f])&#10;    )&#10;)" calcext:value-type="string">
            <text:p>'expanding true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4]; CHAR(10); &quot;) AND 'towards' SOME (&quot;; CHAR(10);  &quot;    'plant structure' AND 'has part' SOME &quot;; [.E24]; CHAR(10); &quot;)&quot;)" office:value-type="string" office:string-value="'plant structure presence' THAT 'quality of' SOME (&#10;    'whole plant' THAT 'has part' SOME 'expanding true leaf'&#10;) AND 'towards' SOME (&#10;    'plant structure' AND 'has part' SOME 'expanding true leaf'&#10;)" calcext:value-type="string">
            <text:p>'plant structure presence' THAT 'quality of' SOME (</text:p>
            <text:p>    'whole plant' THAT 'has part' SOME 'expanding true leaf'</text:p>
            <text:p>) AND 'towards' SOME (</text:p>
            <text:p>    'plant structure' AND 'has part' SOME 'expanding true leaf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  <table:table-cell table:style-name="ce3"/>
          <table:table-cell table:style-name="ce9"/>
          <table:table-cell table:style-name="ce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1</text:p>
          </table:table-cell>
          <table:table-cell table:formula="of:=SUBSTITUTE([.D26]; &quot; presence&quot;; &quot;s present&quot;)" office:value-type="string" office:string-value="'reproductive structures present'" calcext:value-type="string">
            <text:p>'reproductive structures present'</text:p>
          </table:table-cell>
          <table:table-cell table:formula="of:=SUBSTITUTE([.E26]; &quot;'&quot;; &quot; presence'&quot;; 2)" office:value-type="string" office:string-value="'reproductive structure presence'" calcext:value-type="string">
            <text:p>'reproductive structure presence'</text:p>
          </table:table-cell>
          <table:table-cell table:style-name="ce6" office:value-type="string" calcext:value-type="string">
            <text:p>'reproductive structure'</text:p>
          </table:table-cell>
          <table:table-cell table:style-name="ce3" table:formula="of:=CONCATENATE(&quot;A {&quot;; [.D26]; &quot;} trait that is a {quality of} a {whole plant} that has at least one {&quot;; [.E26]; &quot;}.&quot;)" office:value-type="string" office:string-value="A {'reproductive structure presence'} trait that is a {quality of} a {whole plant} that has at least one {'reproductive structure'}." calcext:value-type="string">
            <text:p>A {'reproductive structure presence'} trait that is a {quality of} a {whole plant} that has at least one {'reproductive structure'}.</text:p>
          </table:table-cell>
          <table:table-cell table:style-name="ce9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 calcext:value-type="string">
            <text:p>'reproductive structur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6]; CHAR(10); &quot;) AND 'towards' SOME (&quot;; CHAR(10);  &quot;    'plant structure' AND 'has part' SOME &quot;; [.E26]; CHAR(10); &quot;)&quot;)" office:value-type="string" office:string-value="'plant structure presence' THAT 'quality of' SOME (&#10;    'whole plant' THAT 'has part' SOME 'reproductive structure'&#10;) AND 'towards' SOME (&#10;    'plant structure' AND 'has part' SOME 'reproductive structure'&#10;)" calcext:value-type="string">
            <text:p>'plant structure presence' THAT 'quality of' SOME (</text:p>
            <text:p>    'whole plant' THAT 'has part' SOME 'reproductive structure'</text:p>
            <text:p>) AND 'towards' SOME (</text:p>
            <text:p>    'plant structure' AND 'has part' SOME 'reproductive structure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2</text:p>
          </table:table-cell>
          <table:table-cell table:formula="of:=SUBSTITUTE([.D27]; &quot; presence&quot;; &quot;s present&quot;)" office:value-type="string" office:string-value="'flower buds present'" calcext:value-type="string">
            <text:p>'flower buds present'</text:p>
          </table:table-cell>
          <table:table-cell office:value-type="string" calcext:value-type="string">
            <text:p>'flower bud presence'</text:p>
          </table:table-cell>
          <table:table-cell table:style-name="ce6" office:value-type="string" calcext:value-type="string">
            <text:p>PO:'flower bud'</text:p>
          </table:table-cell>
          <table:table-cell table:style-name="ce3" table:formula="of:=CONCATENATE(&quot;A {&quot;; [.D27]; &quot;} trait that is a {quality of} a {whole plant} that has at least one {&quot;; [.E27]; &quot;}.&quot;)" office:value-type="string" office:string-value="A {'flower bud presence'} trait that is a {quality of} a {whole plant} that has at least one {PO:'flower bud'}." calcext:value-type="string">
            <text:p>A {'flower bud presence'} trait that is a {quality of} a {whole plant} that has at least one {PO:'flower bud'}.</text:p>
          </table:table-cell>
          <table:table-cell table:style-name="ce9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bud presence' AND 'has quality measurement' SOME (&#10;    'measurement datum' AND (&#10;        ('lower count' SOME xsd:integer[&gt;0]) OR&#10;        ('lower percent' SOME xsd:float[&gt;0.0f])&#10;    )&#10;)" calcext:value-type="string">
            <text:p>'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7]; CHAR(10); &quot;) AND 'towards' SOME (&quot;; CHAR(10);  &quot;    'plant structure' AND 'has part' SOME &quot;; [.E27]; CHAR(10); &quot;)&quot;)" office:value-type="string" office:string-value="'plant structure presence' THAT 'quality of' SOME (&#10;    'whole plant' THAT 'has part' SOME PO:'flower bud'&#10;) AND 'towards' SOME (&#10;    'plant structure' AND 'has part' SOME PO:'flower bud'&#10;)" calcext:value-type="string">
            <text:p>'plant structure presence' THAT 'quality of' SOME (</text:p>
            <text:p>    'whole plant' THAT 'has part' SOME PO:'flower bud'</text:p>
            <text:p>) AND 'towards' SOME (</text:p>
            <text:p>    'plant structure' AND 'has part' SOME PO:'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3</text:p>
          </table:table-cell>
          <table:table-cell table:formula="of:=SUBSTITUTE([.D28]; &quot; presence&quot;; &quot;s present&quot;)" office:value-type="string" office:string-value="'dormant flower buds present'" calcext:value-type="string">
            <text:p>'dormant flower buds present'</text:p>
          </table:table-cell>
          <table:table-cell table:formula="of:=SUBSTITUTE([.E28]; &quot;'&quot;; &quot; presence'&quot;; 2)" office:value-type="string" office:string-value="'dormant flower bud presence'" calcext:value-type="string">
            <text:p>'dormant flower bud presence'</text:p>
          </table:table-cell>
          <table:table-cell table:style-name="ce6" office:value-type="string" calcext:value-type="string">
            <text:p>'dormant flower bud'</text:p>
          </table:table-cell>
          <table:table-cell table:style-name="ce3" table:formula="of:=CONCATENATE(&quot;A {&quot;; [.D28]; &quot;} trait that is a {quality of} a {whole plant} that has at least one {&quot;; [.E28]; &quot;}.&quot;)" office:value-type="string" office:string-value="A {'dormant flower bud presence'} trait that is a {quality of} a {whole plant} that has at least one {'dormant flower bud'}." calcext:value-type="string">
            <text:p>A {'dormant flower bud presence'} trait that is a {quality of} a {whole plant} that has at least one {'dormant flower bud'}.</text:p>
          </table:table-cell>
          <table:table-cell table:style-name="ce9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dormant flower bud presence' AND 'has quality measurement' SOME (&#10;    'measurement datum' AND (&#10;        ('lower count' SOME xsd:integer[&gt;0]) OR&#10;        ('lower percent' SOME xsd:float[&gt;0.0f])&#10;    )&#10;)" calcext:value-type="string">
            <text:p>'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8]; CHAR(10); &quot;) AND 'towards' SOME (&quot;; CHAR(10);  &quot;    'plant structure' AND 'has part' SOME &quot;; [.E28]; CHAR(10); &quot;)&quot;)" office:value-type="string" office:string-value="'plant structure presence' THAT 'quality of' SOME (&#10;    'whole plant' THAT 'has part' SOME 'dormant flower bud'&#10;) AND 'towards' SOME (&#10;    'plant structure' AND 'has part' SOME 'dormant flower bud'&#10;)" calcext:value-type="string">
            <text:p>'plant structure presence' THAT 'quality of' SOME (</text:p>
            <text:p>    'whole plant' THAT 'has part' SOME 'dormant flower bud'</text:p>
            <text:p>) AND 'towards' SOME (</text:p>
            <text:p>    'plant structure' AND 'has part' SOME 'dormant flower bu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4</text:p>
          </table:table-cell>
          <table:table-cell table:formula="of:=SUBSTITUTE([.D29]; &quot; presence&quot;; &quot;s present&quot;)" office:value-type="string" office:string-value="'non-dormant flower buds present'" calcext:value-type="string">
            <text:p>'non-dormant flower buds present'</text:p>
          </table:table-cell>
          <table:table-cell table:formula="of:=SUBSTITUTE([.E29]; &quot;'&quot;; &quot; presence'&quot;; 2)" office:value-type="string" office:string-value="'non-dormant flower bud presence'" calcext:value-type="string">
            <text:p>'non-dormant flower bud presence'</text:p>
          </table:table-cell>
          <table:table-cell table:style-name="ce6" office:value-type="string" calcext:value-type="string">
            <text:p>'non-dormant flower bud'</text:p>
          </table:table-cell>
          <table:table-cell table:style-name="ce3" table:formula="of:=CONCATENATE(&quot;A {&quot;; [.D29]; &quot;} trait that is a {quality of} a {whole plant} that has at least one {&quot;; [.E29]; &quot;}.&quot;)" office:value-type="string" office:string-value="A {'non-dormant flower bud presence'} trait that is a {quality of} a {whole plant} that has at least one {'non-dormant flower bud'}." calcext:value-type="string">
            <text:p>A {'non-dormant flower bud presence'} trait that is a {quality of} a {whole plant} that has at least one {'non-dormant flower bud'}.</text:p>
          </table:table-cell>
          <table:table-cell table:style-name="ce9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29]; CHAR(10); &quot;) AND 'towards' SOME (&quot;; CHAR(10);  &quot;    'plant structure' AND 'has part' SOME &quot;; [.E29]; CHAR(10); &quot;)&quot;)" office:value-type="string" office:string-value="'plant structure presence' THAT 'quality of' SOME (&#10;    'whole plant' THAT 'has part' SOME 'non-dormant flower bud'&#10;) AND 'towards' SOME (&#10;    'plant structure' AND 'has part' SOME 'non-dormant flower bud'&#10;)" calcext:value-type="string">
            <text:p>'plant structure presence' THAT 'quality of' SOME (</text:p>
            <text:p>    'whole plant' THAT 'has part' SOME 'non-dormant flower bud'</text:p>
            <text:p>) AND 'towards' SOME (</text:p>
            <text:p>    'plant structure' AND 'has part' SOME 'non-dormant flower bud'</text:p>
            <text:p>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325</text:p>
          </table:table-cell>
          <table:table-cell office:value-type="string" calcext:value-type="string">
            <text:p>'non-dormant flower buds or fresh flowers present'</text:p>
          </table:table-cell>
          <table:table-cell table:formula="of:=SUBSTITUTE([.E30]; &quot;'&quot;; &quot; presence'&quot;; 2)" office:value-type="string" office:string-value="'non-dormant flower bud or fresh flower presence'" calcext:value-type="string">
            <text:p>'non-dormant flower bud or fresh flower presence'</text:p>
          </table:table-cell>
          <table:table-cell table:style-name="ce6" office:value-type="string" calcext:value-type="string">
            <text:p>'non-dormant flower bud or fresh flower'</text:p>
          </table:table-cell>
          <table:table-cell table:style-name="ce3" table:formula="of:=CONCATENATE(&quot;A {&quot;; [.D30]; &quot;} trait that is a {quality of} a {whole plant} that has at least one {&quot;; [.E30]; &quot;}.&quot;)" office:value-type="string" office:string-value="A {'non-dormant flower bud or fresh flower presence'} trait that is a {quality of} a {whole plant} that has at least one {'non-dormant flower bud or fresh flower'}." calcext:value-type="string">
            <text:p>A {'non-dormant flower bud or fresh flower presence'} trait that is a {quality of} a {whole plant} that has at least one {'non-dormant flower bud or fresh flower'}.</text:p>
          </table:table-cell>
          <table:table-cell table:style-name="ce9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dormant flower bud or fresh flower presence' AND 'has quality measurement' SOME (&#10;    'measurement datum' AND (&#10;        ('lower count' SOME xsd:integer[&gt;0]) OR&#10;        ('lower percent' SOME xsd:float[&gt;0.0f])&#10;    )&#10;)" calcext:value-type="string">
            <text:p>'non-dormant flower bud or 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0]; CHAR(10); &quot;) AND 'towards' SOME (&quot;; CHAR(10);  &quot;    'plant structure' AND 'has part' SOME &quot;; [.E30]; CHAR(10); &quot;)&quot;)" office:value-type="string" office:string-value="'plant structure presence' THAT 'quality of' SOME (&#10;    'whole plant' THAT 'has part' SOME 'non-dormant flower bud or fresh flower'&#10;) AND 'towards' SOME (&#10;    'plant structure' AND 'has part' SOME 'non-dormant flower bud or fresh flower'&#10;)" calcext:value-type="string">
            <text:p>'plant structure presence' THAT 'quality of' SOME (</text:p>
            <text:p>    'whole plant' THAT 'has part' SOME 'non-dormant flower bud or fresh flower'</text:p>
            <text:p>) AND 'towards' SOME (</text:p>
            <text:p>    'plant structure' AND 'has part' SOME 'non-dormant flower bud or 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6</text:p>
          </table:table-cell>
          <table:table-cell table:formula="of:=SUBSTITUTE([.D31]; &quot; presence&quot;; &quot;s present&quot;)" office:value-type="string" office:string-value="'flowers present'" calcext:value-type="string">
            <text:p>'flowers present'</text:p>
          </table:table-cell>
          <table:table-cell office:value-type="string" calcext:value-type="string">
            <text:p>'flower presence'</text:p>
          </table:table-cell>
          <table:table-cell table:style-name="ce6" office:value-type="string" calcext:value-type="string">
            <text:p>PO:'flower'</text:p>
          </table:table-cell>
          <table:table-cell table:style-name="ce3" table:formula="of:=CONCATENATE(&quot;A {&quot;; [.D31]; &quot;} trait that is a {quality of} a {whole plant} that has at least one {&quot;; [.E31]; &quot;}.&quot;)" office:value-type="string" office:string-value="A {'flower presence'} trait that is a {quality of} a {whole plant} that has at least one {PO:'flower'}." calcext:value-type="string">
            <text:p>A {'flower presence'} trait that is a {quality of} a {whole plant} that has at least one {PO:'flower'}.</text:p>
          </table:table-cell>
          <table:table-cell table:style-name="ce9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 calcext:value-type="string">
            <text:p>'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1]; CHAR(10); &quot;) AND 'towards' SOME (&quot;; CHAR(10);  &quot;    'plant structure' AND 'has part' SOME &quot;; [.E31]; CHAR(10); &quot;)&quot;)" office:value-type="string" office:string-value="'plant structure presence' THAT 'quality of' SOME (&#10;    'whole plant' THAT 'has part' SOME PO:'flower'&#10;) AND 'towards' SOME (&#10;    'plant structure' AND 'has part' SOME PO:'flower'&#10;)" calcext:value-type="string">
            <text:p>'plant structure presence' THAT 'quality of' SOME (</text:p>
            <text:p>    'whole plant' THAT 'has part' SOME PO:'flower'</text:p>
            <text:p>) AND 'towards' SOME (</text:p>
            <text:p>    'plant structure' AND 'has part' SOME PO:'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7</text:p>
          </table:table-cell>
          <table:table-cell table:formula="of:=SUBSTITUTE([.D32]; &quot; presence&quot;; &quot;s present&quot;)" office:value-type="string" office:string-value="'fresh flowers present'" calcext:value-type="string">
            <text:p>'fresh flowers present'</text:p>
          </table:table-cell>
          <table:table-cell table:formula="of:=SUBSTITUTE([.E32]; &quot;'&quot;; &quot; presence'&quot;; 2)" office:value-type="string" office:string-value="'fresh flower presence'" calcext:value-type="string">
            <text:p>'fresh flower presence'</text:p>
          </table:table-cell>
          <table:table-cell table:style-name="ce6" office:value-type="string" calcext:value-type="string">
            <text:p>'fresh flower'</text:p>
          </table:table-cell>
          <table:table-cell table:style-name="ce3" table:formula="of:=CONCATENATE(&quot;A {&quot;; [.D32]; &quot;} trait that is a {quality of} a {whole plant} that has at least one {&quot;; [.E32]; &quot;}.&quot;)" office:value-type="string" office:string-value="A {'fresh flower presence'} trait that is a {quality of} a {whole plant} that has at least one {'fresh flower'}." calcext:value-type="string">
            <text:p>A {'fresh flower presence'} trait that is a {quality of} a {whole plant} that has at least one {'fresh flower'}.</text:p>
          </table:table-cell>
          <table:table-cell table:style-name="ce9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presence' AND 'has quality measurement' SOME (&#10;    'measurement datum' AND (&#10;        ('lower count' SOME xsd:integer[&gt;0]) OR&#10;        ('lower percent' SOME xsd:float[&gt;0.0f])&#10;    )&#10;)" calcext:value-type="string">
            <text:p>'fresh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2]; CHAR(10); &quot;) AND 'towards' SOME (&quot;; CHAR(10);  &quot;    'plant structure' AND 'has part' SOME &quot;; [.E32]; CHAR(10); &quot;)&quot;)" office:value-type="string" office:string-value="'plant structure presence' THAT 'quality of' SOME (&#10;    'whole plant' THAT 'has part' SOME 'fresh flower'&#10;) AND 'towards' SOME (&#10;    'plant structure' AND 'has part' SOME 'fresh flower'&#10;)" calcext:value-type="string">
            <text:p>'plant structure presence' THAT 'quality of' SOME (</text:p>
            <text:p>    'whole plant' THAT 'has part' SOME 'fresh flower'</text:p>
            <text:p>) AND 'towards' SOME (</text:p>
            <text:p>    'plant structure' AND 'has part' SOME 'fresh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8</text:p>
          </table:table-cell>
          <table:table-cell table:formula="of:=SUBSTITUTE([.D33]; &quot; presence&quot;; &quot;s present&quot;)" office:value-type="string" office:string-value="'fresh flower heads present'" calcext:value-type="string">
            <text:p>'fresh flower heads present'</text:p>
          </table:table-cell>
          <table:table-cell table:formula="of:=SUBSTITUTE([.E33]; &quot;'&quot;; &quot; presence'&quot;; 2)" office:value-type="string" office:string-value="'fresh flower head presence'" calcext:value-type="string">
            <text:p>'fresh flower head presence'</text:p>
          </table:table-cell>
          <table:table-cell table:style-name="ce6" office:value-type="string" calcext:value-type="string">
            <text:p>'fresh flower head'</text:p>
          </table:table-cell>
          <table:table-cell table:style-name="ce3" table:formula="of:=CONCATENATE(&quot;An {&quot;; [.D33]; &quot;} trait that is a {quality of} a {whole plant} that has at least one {&quot;; [.E33]; &quot;}.&quot;)" office:value-type="string" office:string-value="An {'fresh flower head presence'} trait that is a {quality of} a {whole plant} that has at least one {'fresh flower head'}." calcext:value-type="string">
            <text:p>An {'fresh flower head presence'} trait that is a {quality of} a {whole plant} that has at least one {'fresh flower head'}.</text:p>
          </table:table-cell>
          <table:table-cell table:style-name="ce9" table:formula="of:=CONCATENATE([.D3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flower head presence' AND 'has quality measurement' SOME (&#10;    'measurement datum' AND (&#10;        ('lower count' SOME xsd:integer[&gt;0]) OR&#10;        ('lower percent' SOME xsd:float[&gt;0.0f])&#10;    )&#10;)" calcext:value-type="string">
            <text:p>'fresh flower hea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3]; CHAR(10); &quot;) AND 'towards' SOME (&quot;; CHAR(10);  &quot;    'plant structure' AND 'has part' SOME &quot;; [.E33]; CHAR(10); &quot;)&quot;)" office:value-type="string" office:string-value="'plant structure presence' THAT 'quality of' SOME (&#10;    'whole plant' THAT 'has part' SOME 'fresh flower head'&#10;) AND 'towards' SOME (&#10;    'plant structure' AND 'has part' SOME 'fresh flower head'&#10;)" calcext:value-type="string">
            <text:p>'plant structure presence' THAT 'quality of' SOME (</text:p>
            <text:p>    'whole plant' THAT 'has part' SOME 'fresh flower head'</text:p>
            <text:p>) AND 'towards' SOME (</text:p>
            <text:p>    'plant structure' AND 'has part' SOME 'fresh flower head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29</text:p>
          </table:table-cell>
          <table:table-cell table:formula="of:=SUBSTITUTE([.D34]; &quot; presence&quot;; &quot;s present&quot;)" office:value-type="string" office:string-value="'open flowers present'" calcext:value-type="string">
            <text:p>'open flowers present'</text:p>
          </table:table-cell>
          <table:table-cell table:formula="of:=SUBSTITUTE([.E34]; &quot;'&quot;; &quot; presence'&quot;; 2)" office:value-type="string" office:string-value="'open flower presence'" calcext:value-type="string">
            <text:p>'open flower presence'</text:p>
          </table:table-cell>
          <table:table-cell table:style-name="ce6" office:value-type="string" calcext:value-type="string">
            <text:p>'open flower'</text:p>
          </table:table-cell>
          <table:table-cell table:style-name="ce3" table:formula="of:=CONCATENATE(&quot;A {&quot;; [.D34]; &quot;} trait that is a {quality of} a {whole plant} that has at least one {&quot;; [.E34]; &quot;}.&quot;)" office:value-type="string" office:string-value="A {'open flower presence'} trait that is a {quality of} a {whole plant} that has at least one {'open flower'}." calcext:value-type="string">
            <text:p>A {'open flower presence'} trait that is a {quality of} a {whole plant} that has at least one {'open flower'}.</text:p>
          </table:table-cell>
          <table:table-cell table:style-name="ce9" table:formula="of:=CONCATENATE([.D3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 calcext:value-type="string">
            <text:p>'open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4]; CHAR(10); &quot;) AND 'towards' SOME (&quot;; CHAR(10);  &quot;    'plant structure' AND 'has part' SOME &quot;; [.E34]; CHAR(10); &quot;)&quot;)" office:value-type="string" office:string-value="'plant structure presence' THAT 'quality of' SOME (&#10;    'whole plant' THAT 'has part' SOME 'open flower'&#10;) AND 'towards' SOME (&#10;    'plant structure' AND 'has part' SOME 'open flower'&#10;)" calcext:value-type="string">
            <text:p>'plant structure presence' THAT 'quality of' SOME (</text:p>
            <text:p>    'whole plant' THAT 'has part' SOME 'open flower'</text:p>
            <text:p>) AND 'towards' SOME (</text:p>
            <text:p>    'plant structure' AND 'has part' SOME 'open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0</text:p>
          </table:table-cell>
          <table:table-cell table:formula="of:=SUBSTITUTE([.D35]; &quot; presence&quot;; &quot;s present&quot;)" office:value-type="string" office:string-value="'pollen-releasing flowers present'" calcext:value-type="string">
            <text:p>'pollen-releasing flowers present'</text:p>
          </table:table-cell>
          <table:table-cell table:formula="of:=SUBSTITUTE([.E35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table:style-name="ce6" office:value-type="string" calcext:value-type="string">
            <text:p>'pollen-releasing flower'</text:p>
          </table:table-cell>
          <table:table-cell table:style-name="ce3" table:formula="of:=CONCATENATE(&quot;A {&quot;; [.D35]; &quot;} trait that is a {quality of} a {whole plant} that has at least one {&quot;; [.E35]; &quot;}.&quot;)" office:value-type="string" office:string-value="A {'pollen-releasing flower presence'} trait that is a {quality of} a {whole plant} that has at least one {'pollen-releasing flower'}." calcext:value-type="string">
            <text:p>A {'pollen-releasing flower presence'} trait that is a {quality of} a {whole plant} that has at least one {'pollen-releasing flower'}.</text:p>
          </table:table-cell>
          <table:table-cell table:style-name="ce9" table:formula="of:=CONCATENATE([.D3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 calcext:value-type="string">
            <text:p>'pollen-releasing flower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5]; CHAR(10); &quot;) AND 'towards' SOME (&quot;; CHAR(10);  &quot;    'plant structure' AND 'has part' SOME &quot;; [.E35]; CHAR(10); &quot;)&quot;)" office:value-type="string" office:string-value="'plant structure presence' THAT 'quality of' SOME (&#10;    'whole plant' THAT 'has part' SOME 'pollen-releasing flower'&#10;) AND 'towards' SOME (&#10;    'plant structure' AND 'has part' SOME 'pollen-releasing flower'&#10;)" calcext:value-type="string">
            <text:p>'plant structure presence' THAT 'quality of' SOME (</text:p>
            <text:p>    'whole plant' THAT 'has part' SOME 'pollen-releasing flower'</text:p>
            <text:p>) AND 'towards' SOME (</text:p>
            <text:p>    'plant structure' AND 'has part' SOME 'pollen-releasing flower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1</text:p>
          </table:table-cell>
          <table:table-cell table:formula="of:=SUBSTITUTE([.D36]; &quot; presence&quot;; &quot;s present&quot;)" office:value-type="string" office:string-value="'ripening fruits present'" calcext:value-type="string">
            <text:p>'ripening fruits present'</text:p>
          </table:table-cell>
          <table:table-cell table:formula="of:=SUBSTITUTE([.E36]; &quot;'&quot;; &quot; presence'&quot;; 2)" office:value-type="string" office:string-value="'ripening fruit presence'" calcext:value-type="string">
            <text:p>'ripening fruit presence'</text:p>
          </table:table-cell>
          <table:table-cell table:style-name="ce6" office:value-type="string" calcext:value-type="string">
            <text:p>'ripening fruit'</text:p>
          </table:table-cell>
          <table:table-cell table:style-name="ce3" table:formula="of:=CONCATENATE(&quot;A {&quot;; [.D36]; &quot;} trait that is a {quality of} a {whole plant} that has at least one {&quot;; [.E36]; &quot;}.&quot;)" office:value-type="string" office:string-value="A {'ripening fruit presence'} trait that is a {quality of} a {whole plant} that has at least one {'ripening fruit'}." calcext:value-type="string">
            <text:p>A {'ripening fruit presence'} trait that is a {quality of} a {whole plant} that has at least one {'ripening fruit'}.</text:p>
          </table:table-cell>
          <table:table-cell table:style-name="ce9" table:formula="of:=CONCATENATE([.D3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 calcext:value-type="string">
            <text:p>'ripening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6]; CHAR(10); &quot;) AND 'towards' SOME (&quot;; CHAR(10);  &quot;    'plant structure' AND 'has part' SOME &quot;; [.E36]; CHAR(10); &quot;)&quot;)" office:value-type="string" office:string-value="'plant structure presence' THAT 'quality of' SOME (&#10;    'whole plant' THAT 'has part' SOME 'ripening fruit'&#10;) AND 'towards' SOME (&#10;    'plant structure' AND 'has part' SOME 'ripening fruit'&#10;)" calcext:value-type="string">
            <text:p>'plant structure presence' THAT 'quality of' SOME (</text:p>
            <text:p>    'whole plant' THAT 'has part' SOME 'ripening fruit'</text:p>
            <text:p>) AND 'towards' SOME (</text:p>
            <text:p>    'plant structure' AND 'has part' SOME 'ripening fruit'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32</text:p>
          </table:table-cell>
          <table:table-cell table:formula="of:=SUBSTITUTE([.D37]; &quot; presence&quot;; &quot;s present&quot;)" office:value-type="string" office:string-value="'unripe fruits present'" calcext:value-type="string">
            <text:p>'unripe fruits present'</text:p>
          </table:table-cell>
          <table:table-cell table:formula="of:=SUBSTITUTE([.E37]; &quot;'&quot;; &quot; presence'&quot;; 2)" office:value-type="string" office:string-value="'unripe fruit presence'" calcext:value-type="string">
            <text:p>'unripe fruit presence'</text:p>
          </table:table-cell>
          <table:table-cell table:style-name="ce6" office:value-type="string" calcext:value-type="string">
            <text:p>'unripe fruit'</text:p>
          </table:table-cell>
          <table:table-cell table:style-name="ce3" table:formula="of:=CONCATENATE(&quot;A {&quot;; [.D37]; &quot;} trait that is a {quality of} a {whole plant} that has at least one {&quot;; [.E37]; &quot;}.&quot;)" office:value-type="string" office:string-value="A {'unripe fruit presence'} trait that is a {quality of} a {whole plant} that has at least one {'unripe fruit'}." calcext:value-type="string">
            <text:p>A {'unripe fruit presence'} trait that is a {quality of} a {whole plant} that has at least one {'unripe fruit'}.</text:p>
          </table:table-cell>
          <table:table-cell table:style-name="ce9" table:formula="of:=CONCATENATE([.D3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fruit presence' AND 'has quality measurement' SOME (&#10;    'measurement datum' AND (&#10;        ('lower count' SOME xsd:integer[&gt;0]) OR&#10;        ('lower percent' SOME xsd:float[&gt;0.0f])&#10;    )&#10;)" calcext:value-type="string">
            <text:p>'unripe fruit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7]; CHAR(10); &quot;) AND 'towards' SOME (&quot;; CHAR(10);  &quot;    'plant structure' AND 'has part' SOME &quot;; [.E37]; CHAR(10); &quot;)&quot;)" office:value-type="string" office:string-value="'plant structure presence' THAT 'quality of' SOME (&#10;    'whole plant' THAT 'has part' SOME 'unripe fruit'&#10;) AND 'towards' SOME (&#10;    'plant structure' AND 'has part' SOME 'unripe fruit'&#10;)" calcext:value-type="string">
            <text:p>'plant structure presence' THAT 'quality of' SOME (</text:p>
            <text:p>    'whole plant' THAT 'has part' SOME 'unripe fruit'</text:p>
            <text:p>) AND 'towards' SOME (</text:p>
            <text:p>    'plant structure' AND 'has part' SOME 'unripe fruit'</text:p>
            <text:p>)</text:p>
          </table:table-cell>
          <table:table-cell table:number-columns-repeated="3"/>
        </table:table-row>
        <table:table-row table:style-name="ro7">
          <table:table-cell/>
          <table:table-cell table:style-name="Default"/>
          <table:table-cell table:number-columns-repeated="2"/>
          <table:table-cell table:style-name="ce7"/>
          <table:table-cell table:style-name="ce3" table:number-columns-repeated="3"/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3</text:p>
          </table:table-cell>
          <table:table-cell table:style-name="ce3" table:formula="of:=SUBSTITUTE([.D39]; &quot; presence&quot;; &quot;s present&quot;)" office:value-type="string" office:string-value="'cones present'" calcext:value-type="string">
            <text:p>'cones pre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3" table:formula="of:=CONCATENATE(&quot;A {&quot;; [.D39]; &quot;} trait that is a {quality of} a {whole plant} that has at least one cone {$&quot;; [.E39]; &quot;}.&quot;)" office:value-type="string" office:string-value="A {'cone presence'} trait that is a {quality of} a {whole plant} that has at least one cone {$PO:'strobilus'}." calcext:value-type="string">
            <text:p>A {'cone presence'} trait that is a {quality of} a {whole plant} that has at least one cone {$PO:'strobilus'}.</text:p>
          </table:table-cell>
          <table:table-cell table:style-name="ce3" table:formula="of:=CONCATENATE([.D3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 calcext:value-type="string">
            <text:p>'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39]; CHAR(10); &quot;) AND 'towards' SOME (&quot;; CHAR(10);  &quot;    'plant structure' AND 'has part' SOME &quot;; [.E39]; CHAR(10); &quot;)&quot;)" office:value-type="string" office:string-value="'plant structure presence' THAT 'quality of' SOME (&#10;    'whole plant' THAT 'has part' SOME PO:'strobilus'&#10;) AND 'towards' SOME (&#10;    'plant structure' AND 'has part' SOME PO:'strobilus'&#10;)" calcext:value-type="string">
            <text:p>'plant structure presence' THAT 'quality of' SOME (</text:p>
            <text:p>    'whole plant' THAT 'has part' SOME PO:'strobilus'</text:p>
            <text:p>) AND 'towards' SOME (</text:p>
            <text:p>    'plant structure' AND 'has part' SOME PO:'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4</text:p>
          </table:table-cell>
          <table:table-cell table:style-name="ce3" table:formula="of:=SUBSTITUTE([.D40]; &quot; presence&quot;; &quot;s present&quot;)" office:value-type="string" office:string-value="'pollen cones present'" calcext:value-type="string">
            <text:p>'pollen cones present'</text:p>
          </table:table-cell>
          <table:table-cell office:value-type="string" calcext:value-type="string">
            <text:p>'pollen cone presence'</text:p>
          </table:table-cell>
          <table:table-cell table:style-name="ce6" office:value-type="string" calcext:value-type="string">
            <text:p>PO:'microsporangiate strobilus'</text:p>
          </table:table-cell>
          <table:table-cell table:style-name="ce3" table:formula="of:=CONCATENATE(&quot;A {&quot;; [.D40]; &quot;} trait that is a {quality of} a {whole plant} that has at least one pollen cone {$&quot;; [.E40]; &quot;}.&quot;)" office:value-type="string" office:string-value="A {'pollen cone presence'} trait that is a {quality of} a {whole plant} that has at least one pollen cone {$PO:'microsporangiate strobilus'}." calcext:value-type="string">
            <text:p>A {'pollen cone presence'} trait that is a {quality of} a {whole plant} that has at least one pollen cone {$PO:'microsporangiate strobilus'}.</text:p>
          </table:table-cell>
          <table:table-cell table:style-name="ce3" table:formula="of:=CONCATENATE([.D4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 calcext:value-type="string">
            <text:p>'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0]; CHAR(10); &quot;) AND 'towards' SOME (&quot;; CHAR(10);  &quot;    'plant structure' AND 'has part' SOME &quot;; [.E40]; CHAR(10); &quot;)&quot;)" office:value-type="string" office:string-value="'plant structure presence' THAT 'quality of' SOME (&#10;    'whole plant' THAT 'has part' SOME PO:'microsporangiate strobilus'&#10;) AND 'towards' SOME (&#10;    'plant structure' AND 'has part' SOME PO:'microsporangiate strobilus'&#10;)" calcext:value-type="string">
            <text:p>'plant structure presence' THAT 'quality of' SOME (</text:p>
            <text:p>    'whole plant' THAT 'has part' SOME PO:'microsporangiate strobilus'</text:p>
            <text:p>) AND 'towards' SOME (</text:p>
            <text:p>    'plant structure' AND 'has part' SOME PO:'micro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5</text:p>
          </table:table-cell>
          <table:table-cell table:style-name="ce3" table:formula="of:=SUBSTITUTE([.D41]; &quot; presence&quot;; &quot;s present&quot;)" office:value-type="string" office:string-value="'fresh pollen cones present'" calcext:value-type="string">
            <text:p>'fresh pollen cones present'</text:p>
          </table:table-cell>
          <table:table-cell table:formula="of:=SUBSTITUTE([.E4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6" office:value-type="string" calcext:value-type="string">
            <text:p>'fresh pollen cone'</text:p>
          </table:table-cell>
          <table:table-cell table:style-name="ce3" table:formula="of:=CONCATENATE(&quot;A {&quot;; [.D41]; &quot;} trait that is a {quality of} a {whole plant} that has at least one {&quot;; [.E41]; &quot;}.&quot;)" office:value-type="string" office:string-value="A {'fresh pollen cone presence'} trait that is a {quality of} a {whole plant} that has at least one {'fresh pollen cone'}." calcext:value-type="string">
            <text:p>A {'fresh pollen cone presence'} trait that is a {quality of} a {whole plant} that has at least one {'fresh pollen cone'}.</text:p>
          </table:table-cell>
          <table:table-cell table:style-name="ce3" table:formula="of:=CONCATENATE([.D4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pollen cone presence' AND 'has quality measurement' SOME (&#10;    'measurement datum' AND (&#10;        ('lower count' SOME xsd:integer[&gt;0]) OR&#10;        ('lower percent' SOME xsd:float[&gt;0.0f])&#10;    )&#10;)" calcext:value-type="string">
            <text:p>'fresh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1]; CHAR(10); &quot;) AND 'towards' SOME (&quot;; CHAR(10);  &quot;    'plant structure' AND 'has part' SOME &quot;; [.E41]; CHAR(10); &quot;)&quot;)" office:value-type="string" office:string-value="'plant structure presence' THAT 'quality of' SOME (&#10;    'whole plant' THAT 'has part' SOME 'fresh pollen cone'&#10;) AND 'towards' SOME (&#10;    'plant structure' AND 'has part' SOME 'fresh pollen cone'&#10;)" calcext:value-type="string">
            <text:p>'plant structure presence' THAT 'quality of' SOME (</text:p>
            <text:p>    'whole plant' THAT 'has part' SOME 'fresh pollen cone'</text:p>
            <text:p>) AND 'towards' SOME (</text:p>
            <text:p>    'plant structure' AND 'has part' SOME 'fresh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6</text:p>
          </table:table-cell>
          <table:table-cell table:style-name="ce3" table:formula="of:=SUBSTITUTE([.D42]; &quot; presence&quot;; &quot;s present&quot;)" office:value-type="string" office:string-value="'open pollen cones present'" calcext:value-type="string">
            <text:p>'open pollen cones present'</text:p>
          </table:table-cell>
          <table:table-cell table:formula="of:=SUBSTITUTE([.E4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6" office:value-type="string" calcext:value-type="string">
            <text:p>'open pollen cone'</text:p>
          </table:table-cell>
          <table:table-cell table:style-name="ce3" table:formula="of:=CONCATENATE(&quot;An {&quot;; [.D42]; &quot;} trait that is a {quality of} a {whole plant} that has at least one {&quot;; [.E42]; &quot;}.&quot;)" office:value-type="string" office:string-value="An {'open pollen cone presence'} trait that is a {quality of} a {whole plant} that has at least one {'open pollen cone'}." calcext:value-type="string">
            <text:p>An {'open pollen cone presence'} trait that is a {quality of} a {whole plant} that has at least one {'open pollen cone'}.</text:p>
          </table:table-cell>
          <table:table-cell table:style-name="ce3" table:formula="of:=CONCATENATE([.D4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 calcext:value-type="string">
            <text:p>'open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2]; CHAR(10); &quot;) AND 'towards' SOME (&quot;; CHAR(10);  &quot;    'plant structure' AND 'has part' SOME &quot;; [.E42]; CHAR(10); &quot;)&quot;)" office:value-type="string" office:string-value="'plant structure presence' THAT 'quality of' SOME (&#10;    'whole plant' THAT 'has part' SOME 'open pollen cone'&#10;) AND 'towards' SOME (&#10;    'plant structure' AND 'has part' SOME 'open pollen cone'&#10;)" calcext:value-type="string">
            <text:p>'plant structure presence' THAT 'quality of' SOME (</text:p>
            <text:p>    'whole plant' THAT 'has part' SOME 'open pollen cone'</text:p>
            <text:p>) AND 'towards' SOME (</text:p>
            <text:p>    'plant structure' AND 'has part' SOME 'open pollen cone'</text:p>
            <text:p>)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7</text:p>
          </table:table-cell>
          <table:table-cell table:style-name="ce3" table:formula="of:=SUBSTITUTE([.D43]; &quot; presence&quot;; &quot;s present&quot;)" office:value-type="string" office:string-value="'pollen-releasing pollen cones present'" calcext:value-type="string">
            <text:p>'pollen-releasing pollen cones present'</text:p>
          </table:table-cell>
          <table:table-cell table:formula="of:=SUBSTITUTE([.E4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6" office:value-type="string" calcext:value-type="string">
            <text:p>'pollen-releasing pollen cone'</text:p>
          </table:table-cell>
          <table:table-cell table:style-name="ce3" table:formula="of:=CONCATENATE(&quot;A {&quot;; [.D43]; &quot;} trait that is a {quality of} a {whole plant} that has at least one {&quot;; [.E43]; &quot;}.&quot;)" office:value-type="string" office:string-value="A {'pollen-releasing pollen cone presence'} trait that is a {quality of} a {whole plant} that has at least one {'pollen-releasing pollen cone'}." calcext:value-type="string">
            <text:p>A {'pollen-releasing pollen cone presence'} trait that is a {quality of} a {whole plant} that has at least one {'pollen-releasing pollen cone'}.</text:p>
          </table:table-cell>
          <table:table-cell table:style-name="ce3" table:formula="of:=CONCATENATE([.D4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 calcext:value-type="string">
            <text:p>'pollen-releasing pollen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3]; CHAR(10); &quot;) AND 'towards' SOME (&quot;; CHAR(10);  &quot;    'plant structure' AND 'has part' SOME &quot;; [.E43]; CHAR(10); &quot;)&quot;)" office:value-type="string" office:string-value="'plant structure presence' THAT 'quality of' SOME (&#10;    'whole plant' THAT 'has part' SOME 'pollen-releasing pollen cone'&#10;) AND 'towards' SOME (&#10;    'plant structure' AND 'has part' SOME 'pollen-releasing pollen cone'&#10;)" calcext:value-type="string">
            <text:p>'plant structure presence' THAT 'quality of' SOME (</text:p>
            <text:p>    'whole plant' THAT 'has part' SOME 'pollen-releasing pollen cone'</text:p>
            <text:p>) AND 'towards' SOME (</text:p>
            <text:p>    'plant structure' AND 'has part' SOME 'pollen-releasing pollen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8</text:p>
          </table:table-cell>
          <table:table-cell table:style-name="ce3" table:formula="of:=SUBSTITUTE([.D44]; &quot; presence&quot;; &quot;s present&quot;)" office:value-type="string" office:string-value="'seed cones present'" calcext:value-type="string">
            <text:p>'seed cones present'</text:p>
          </table:table-cell>
          <table:table-cell office:value-type="string" calcext:value-type="string">
            <text:p>'seed cone presence'</text:p>
          </table:table-cell>
          <table:table-cell table:style-name="ce6" office:value-type="string" calcext:value-type="string">
            <text:p>PO:'megasporangiate strobilus'</text:p>
          </table:table-cell>
          <table:table-cell table:style-name="ce3" table:formula="of:=CONCATENATE(&quot;A {&quot;; [.D44]; &quot;} trait that is a {quality of} a {whole plant} that has at least one {&quot;; [.E44]; &quot;}.&quot;)" office:value-type="string" office:string-value="A {'seed cone presence'} trait that is a {quality of} a {whole plant} that has at least one {PO:'megasporangiate strobilus'}." calcext:value-type="string">
            <text:p>A {'seed cone presence'} trait that is a {quality of} a {whole plant} that has at least one {PO:'megasporangiate strobilus'}.</text:p>
          </table:table-cell>
          <table:table-cell table:style-name="ce3" table:formula="of:=CONCATENATE([.D4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 calcext:value-type="string">
            <text:p>'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4]; CHAR(10); &quot;) AND 'towards' SOME (&quot;; CHAR(10);  &quot;    'plant structure' AND 'has part' SOME &quot;; [.E44]; CHAR(10); &quot;)&quot;)" office:value-type="string" office:string-value="'plant structure presence' THAT 'quality of' SOME (&#10;    'whole plant' THAT 'has part' SOME PO:'megasporangiate strobilus'&#10;) AND 'towards' SOME (&#10;    'plant structure' AND 'has part' SOME PO:'megasporangiate strobilus'&#10;)" calcext:value-type="string">
            <text:p>'plant structure presence' THAT 'quality of' SOME (</text:p>
            <text:p>    'whole plant' THAT 'has part' SOME PO:'megasporangiate strobilus'</text:p>
            <text:p>) AND 'towards' SOME (</text:p>
            <text:p>    'plant structure' AND 'has part' SOME PO:'megasporangiate strobilus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39</text:p>
          </table:table-cell>
          <table:table-cell table:style-name="ce3" table:formula="of:=SUBSTITUTE([.D45]; &quot; presence&quot;; &quot;s present&quot;)" office:value-type="string" office:string-value="'fresh seed cones present'" calcext:value-type="string">
            <text:p>'fresh seed cones present'</text:p>
          </table:table-cell>
          <table:table-cell table:formula="of:=SUBSTITUTE([.E4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6" office:value-type="string" calcext:value-type="string">
            <text:p>'fresh seed cone'</text:p>
          </table:table-cell>
          <table:table-cell table:style-name="ce3" table:formula="of:=CONCATENATE(&quot;A {&quot;; [.D45]; &quot;} trait that is a {quality of} a {whole plant} that has at least one {&quot;; [.E45]; &quot;}.&quot;)" office:value-type="string" office:string-value="A {'fresh seed cone presence'} trait that is a {quality of} a {whole plant} that has at least one {'fresh seed cone'}." calcext:value-type="string">
            <text:p>A {'fresh seed cone presence'} trait that is a {quality of} a {whole plant} that has at least one {'fresh seed cone'}.</text:p>
          </table:table-cell>
          <table:table-cell table:style-name="ce3" table:formula="of:=CONCATENATE([.D4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esh seed cone presence' AND 'has quality measurement' SOME (&#10;    'measurement datum' AND (&#10;        ('lower count' SOME xsd:integer[&gt;0]) OR&#10;        ('lower percent' SOME xsd:float[&gt;0.0f])&#10;    )&#10;)" calcext:value-type="string">
            <text:p>'fresh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5]; CHAR(10); &quot;) AND 'towards' SOME (&quot;; CHAR(10);  &quot;    'plant structure' AND 'has part' SOME &quot;; [.E45]; CHAR(10); &quot;)&quot;)" office:value-type="string" office:string-value="'plant structure presence' THAT 'quality of' SOME (&#10;    'whole plant' THAT 'has part' SOME 'fresh seed cone'&#10;) AND 'towards' SOME (&#10;    'plant structure' AND 'has part' SOME 'fresh seed cone'&#10;)" calcext:value-type="string">
            <text:p>'plant structure presence' THAT 'quality of' SOME (</text:p>
            <text:p>    'whole plant' THAT 'has part' SOME 'fresh seed cone'</text:p>
            <text:p>) AND 'towards' SOME (</text:p>
            <text:p>    'plant structure' AND 'has part' SOME 'fresh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0</text:p>
          </table:table-cell>
          <table:table-cell table:style-name="ce3" table:formula="of:=SUBSTITUTE([.D46]; &quot; presence&quot;; &quot;s present&quot;)" office:value-type="string" office:string-value="'ripening seed cones present'" calcext:value-type="string">
            <text:p>'ripening seed cones present'</text:p>
          </table:table-cell>
          <table:table-cell table:formula="of:=SUBSTITUTE([.E4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6" office:value-type="string" calcext:value-type="string">
            <text:p>'ripening seed cone'</text:p>
          </table:table-cell>
          <table:table-cell table:style-name="ce9" table:formula="of:=CONCATENATE(&quot;A {&quot;; [.D46]; &quot;} trait that is a {quality of} a {whole plant} that has at least one {&quot;; [.E46]; &quot;}.&quot;)" office:value-type="string" office:string-value="A {'ripening seed cone presence'} trait that is a {quality of} a {whole plant} that has at least one {'ripening seed cone'}." calcext:value-type="string">
            <text:p>A {'ripening seed cone presence'} trait that is a {quality of} a {whole plant} that has at least one {'ripening seed cone'}.</text:p>
          </table:table-cell>
          <table:table-cell table:style-name="ce3" table:formula="of:=CONCATENATE([.D4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 calcext:value-type="string">
            <text:p>'ripening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6]; CHAR(10); &quot;) AND 'towards' SOME (&quot;; CHAR(10);  &quot;    'plant structure' AND 'has part' SOME &quot;; [.E46]; CHAR(10); &quot;)&quot;)" office:value-type="string" office:string-value="'plant structure presence' THAT 'quality of' SOME (&#10;    'whole plant' THAT 'has part' SOME 'ripening seed cone'&#10;) AND 'towards' SOME (&#10;    'plant structure' AND 'has part' SOME 'ripening seed cone'&#10;)" calcext:value-type="string">
            <text:p>'plant structure presence' THAT 'quality of' SOME (</text:p>
            <text:p>    'whole plant' THAT 'has part' SOME 'ripening seed cone'</text:p>
            <text:p>) AND 'towards' SOME (</text:p>
            <text:p>    'plant structure' AND 'has part' SOME 'ripening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1</text:p>
          </table:table-cell>
          <table:table-cell table:style-name="ce3" table:formula="of:=SUBSTITUTE([.D47]; &quot; presence&quot;; &quot;s present&quot;)" office:value-type="string" office:string-value="'unripe seed cones present'" calcext:value-type="string">
            <text:p>'unripe seed cones present'</text:p>
          </table:table-cell>
          <table:table-cell table:formula="of:=SUBSTITUTE([.E4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8" office:value-type="string" calcext:value-type="string">
            <text:p>'unripe seed cone'</text:p>
          </table:table-cell>
          <table:table-cell table:style-name="ce9" table:formula="of:=CONCATENATE(&quot;An {&quot;; [.D47]; &quot;} trait that is a {quality of} a {whole plant} that has at least one {&quot;; [.E47]; &quot;}.&quot;)" office:value-type="string" office:string-value="An {'unripe seed cone presence'} trait that is a {quality of} a {whole plant} that has at least one {'unripe seed cone'}." calcext:value-type="string">
            <text:p>An {'unripe seed cone presence'} trait that is a {quality of} a {whole plant} that has at least one {'unripe seed cone'}.</text:p>
          </table:table-cell>
          <table:table-cell table:style-name="ce3" table:formula="of:=CONCATENATE([.D4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 calcext:value-type="string">
            <text:p>'un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7]; CHAR(10); &quot;) AND 'towards' SOME (&quot;; CHAR(10);  &quot;    'plant structure' AND 'has part' SOME &quot;; [.E47]; CHAR(10); &quot;)&quot;)" office:value-type="string" office:string-value="'plant structure presence' THAT 'quality of' SOME (&#10;    'whole plant' THAT 'has part' SOME 'unripe seed cone'&#10;) AND 'towards' SOME (&#10;    'plant structure' AND 'has part' SOME 'unripe seed cone'&#10;)" calcext:value-type="string">
            <text:p>'plant structure presence' THAT 'quality of' SOME (</text:p>
            <text:p>    'whole plant' THAT 'has part' SOME 'unripe seed cone'</text:p>
            <text:p>) AND 'towards' SOME (</text:p>
            <text:p>    'plant structure' AND 'has part' SOME 'unripe seed cone'</text:p>
            <text:p>)</text:p>
          </table:table-cell>
          <table:table-cell table:number-columns-repeated="3"/>
        </table:table-row>
        <table:table-row table:style-name="ro5">
          <table:table-cell table:style-name="ce3" office:value-type="string" calcext:value-type="string">
            <text:p>Class</text:p>
          </table:table-cell>
          <table:table-cell office:value-type="string" calcext:value-type="string">
            <text:p>PPO:0002342</text:p>
          </table:table-cell>
          <table:table-cell table:style-name="ce3" table:formula="of:=SUBSTITUTE([.D48]; &quot; presence&quot;; &quot;s present&quot;)" office:value-type="string" office:string-value="'ripe seed cones present'" calcext:value-type="string">
            <text:p>'ripe seed cones present'</text:p>
          </table:table-cell>
          <table:table-cell table:formula="of:=SUBSTITUTE([.E4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8" office:value-type="string" calcext:value-type="string">
            <text:p>'ripe seed cone'</text:p>
          </table:table-cell>
          <table:table-cell table:style-name="ce9" table:formula="of:=CONCATENATE(&quot;A {&quot;; [.D48]; &quot;} trait that is a {quality of} a {whole plant} that has at least one {&quot;; [.E48]; &quot;}.&quot;)" office:value-type="string" office:string-value="A {'ripe seed cone presence'} trait that is a {quality of} a {whole plant} that has at least one {'ripe seed cone'}." calcext:value-type="string">
            <text:p>A {'ripe seed cone presence'} trait that is a {quality of} a {whole plant} that has at least one {'ripe seed cone'}.</text:p>
          </table:table-cell>
          <table:table-cell table:style-name="ce3" table:formula="of:=CONCATENATE([.D4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seed cone presence' AND 'has quality measurement' SOME (&#10;    'measurement datum' AND (&#10;        ('lower count' SOME xsd:integer[&gt;0]) OR&#10;        ('lower percent' SOME xsd:float[&gt;0.0f])&#10;    )&#10;)" calcext:value-type="string">
            <text:p>'ripe seed cone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plant structure presence' THAT 'quality of' SOME (&quot;; CHAR(10); &quot;    'whole plant' THAT 'has part' SOME &quot;; [.E48]; CHAR(10); &quot;) AND 'towards' SOME (&quot;; CHAR(10);  &quot;    'plant structure' AND 'has part' SOME &quot;; [.E48]; CHAR(10); &quot;)&quot;)" office:value-type="string" office:string-value="'plant structure presence' THAT 'quality of' SOME (&#10;    'whole plant' THAT 'has part' SOME 'ripe seed cone'&#10;) AND 'towards' SOME (&#10;    'plant structure' AND 'has part' SOME 'ripe seed cone'&#10;)" calcext:value-type="string">
            <text:p>'plant structure presence' THAT 'quality of' SOME (</text:p>
            <text:p>    'whole plant' THAT 'has part' SOME 'ripe seed cone'</text:p>
            <text:p>) AND 'towards' SOME (</text:p>
            <text:p>    'plant structure' AND 'has part' SOME 'ripe seed cone'</text:p>
            <text:p>)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2"/>
          <table:table-cell table:style-name="ce8"/>
          <table:table-cell table:style-name="ce3" table:number-columns-repeated="3"/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3</text:p>
          </table:table-cell>
          <table:table-cell office:value-type="string" calcext:value-type="string">
            <text:p>abscised leaves present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3" office:value-type="string" calcext:value-type="string">
            <text:p>An {abscised leaf presence} trait that is a {quality of} a {whole plant} from which at least one {true leaf} has been abscised.</text:p>
          </table:table-cell>
          <table:table-cell table:style-name="ce3" table:formula="of:=CONCATENATE([.D5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 calcext:value-type="string">
            <text:p>'abscised leaf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0]; CHAR(10); &quot;) AND 'towards' SOME &quot;; [.E50])" office:value-type="string" office:string-value="'abscised plant structure presence' THAT 'quality of' SOME (&#10;    'whole plant' THAT 'abscised' SOME 'true leaf'&#10;) AND 'towards' SOME 'true leaf'" calcext:value-type="string">
            <text:p>'abscised plant structure presence' THAT 'quality of' SOME (</text:p>
            <text:p>    'whole plant' THAT 'abscised' SOME 'true leaf'</text:p>
            <text:p>) AND 'towards' SOME 'true leaf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4</text:p>
          </table:table-cell>
          <table:table-cell office:value-type="string" calcext:value-type="string">
            <text:p>abscised fruits or seeds present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ning fruit'</text:p>
          </table:table-cell>
          <table:table-cell table:style-name="ce3" office:value-type="string" calcext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3" table:formula="of:=CONCATENATE([.D5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 calcext:value-type="string">
            <text:p>'abscised fruit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1]; CHAR(10); &quot;) AND 'towards' SOME &quot;; [.E51])" office:value-type="string" office:string-value="'abscised plant structure presence' THAT 'quality of' SOME (&#10;    'whole plant' THAT 'abscised' SOME 'ripening fruit'&#10;) AND 'towards' SOME 'ripening fruit'" calcext:value-type="string">
            <text:p>'abscised plant structure presence' THAT 'quality of' SOME (</text:p>
            <text:p>    'whole plant' THAT 'abscised' SOME 'ripening fruit'</text:p>
            <text:p>) AND 'towards' SOME 'ripening fruit'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345</text:p>
          </table:table-cell>
          <table:table-cell office:value-type="string" calcext:value-type="string">
            <text:p>abscised cones or seeds present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ning seed cone'</text:p>
          </table:table-cell>
          <table:table-cell table:style-name="ce3" office:value-type="string" calcext:value-type="string">
            <text:p>An {abscised cone or seed presence} trait that is a {quality of} a {whole plant} from which at least one ripening female/seed cone ({ripening seed cone}) has been abscised or removed by an herbivore or that has at least one ripening female/seed cone that has abscised at least one {mature seed}.</text:p>
          </table:table-cell>
          <table:table-cell table:style-name="ce3" table:formula="of:=CONCATENATE([.D5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 calcext:value-type="string">
            <text:p>'abscised cone or seed presence' AND 'has quality measurement' SOME (</text:p>
            <text:p>    'measurement datum' AND (</text:p>
            <text:p>        ('lower count' SOME xsd:integer[&gt;0]) OR</text:p>
            <text:p>        ('lower percent' SOME xsd:float[&gt;0.0f])</text:p>
            <text:p>    )</text:p>
            <text:p>)</text:p>
          </table:table-cell>
          <table:table-cell table:style-name="ce3" table:formula="of:=CONCATENATE(&quot;'abscised plant structure presence' THAT 'quality of' SOME (&quot;; CHAR(10); &quot;    'whole plant' THAT 'abscised' SOME &quot;; [.E52]; CHAR(10); &quot;) AND 'towards' SOME &quot;; [.E52])" office:value-type="string" office:string-value="'abscised plant structure presence' THAT 'quality of' SOME (&#10;    'whole plant' THAT 'abscised' SOME 'ripening seed cone'&#10;) AND 'towards' SOME 'ripening seed cone'" calcext:value-type="string">
            <text:p>'abscised plant structure presence' THAT 'quality of' SOME (</text:p>
            <text:p>    'whole plant' THAT 'abscised' SOME 'ripening seed cone'</text:p>
            <text:p>) AND 'towards' SOME 'ripening seed cone'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 table:number-rows-repeated="3">
          <table:table-cell table:style-name="Default" table:number-columns-repeated="3"/>
          <table:table-cell table:style-name="ce5"/>
          <table:table-cell table:style-name="Default" table:number-columns-repeated="4"/>
          <table:table-cell table:number-columns-repeated="3"/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3:22:59.399889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2:33:34.235741312</dc:date>
    <dc:creator>Brian </dc:creator>
    <meta:editing-duration>P13DT18H41M15S</meta:editing-duration>
    <meta:editing-cycles>169</meta:editing-cycles>
    <meta:generator>LibreOffice/5.1.4.2$Linux_X86_64 LibreOffice_project/10m0$Build-2</meta:generator>
    <meta:document-statistic meta:table-count="1" meta:cell-count="375" meta:object-count="0"/>
  </office:meta>
</office:document-meta>
</file>